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8"/>
    <style:style style:name="ce5" style:family="table-cell" style:parent-style-name="Default" style:data-style-name="N40"/>
    <style:style style:name="ce6" style:family="table-cell" style:parent-style-name="Default" style:data-style-name="N36"/>
    <style:style style:name="ce7" style:family="table-cell" style:parent-style-name="Default" style:data-style-name="N36">
      <style:table-cell-properties fo:background-color="#DDDDDD"/>
    </style:style>
    <style:style style:name="ce8" style:family="table-cell" style:parent-style-name="Default" style:data-style-name="N36">
      <style:table-cell-properties fo:background-color="#D4EA6B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ext-properties style:text-underline-style="solid" style:text-underline-type="single"/>
    </style:style>
    <style:style style:name="ce11" style:family="table-cell" style:parent-style-name="Default" style:data-style-name="N36">
      <style:text-properties fo:color="#C9211E"/>
    </style:style>
    <style:style style:name="ce12" style:family="table-cell" style:parent-style-name="Default" style:data-style-name="N0">
      <style:table-cell-properties fo:background-color="#D4EA6B"/>
    </style:style>
    <style:style style:name="ce13" style:family="table-cell" style:parent-style-name="Default" style:data-style-name="N4"/>
    <style:style style:name="ce14" style:family="table-cell" style:parent-style-name="Default" style:data-style-name="N36">
      <style:table-cell-properties fo:background-color="#FFFF6D"/>
    </style:style>
    <style:style style:name="ce15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37">
      <style:table-cell-properties fo:background-color="#DDDDDD"/>
    </style:style>
    <style:style style:name="ce17" style:family="table-cell" style:parent-style-name="Default" style:data-style-name="N0">
      <style:table-cell-properties fo:background-color="#AFD095"/>
    </style:style>
    <style:style style:name="ce18" style:family="table-cell" style:parent-style-name="Default" style:data-style-name="N37"/>
    <style:style style:name="ce19" style:family="table-cell" style:parent-style-name="Default" style:data-style-name="N0">
      <style:table-cell-properties fo:background-color="#F6F9D4"/>
    </style:style>
    <style:style style:name="ce20" style:family="table-cell" style:parent-style-name="Default" style:data-style-name="N37">
      <style:table-cell-properties fo:background-color="#F7D1D5"/>
    </style:style>
    <style:style style:name="ce21" style:family="table-cell" style:parent-style-name="Default" style:data-style-name="N0">
      <style:table-cell-properties fo:background-color="#DDDDD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10" table:default-cell-style-name="ce1"/>
        <table:table-column table:style-name="co3" table:number-columns-repeated="6" table:default-cell-style-name="ce1"/>
        <table:table-column table:style-name="co1" table:number-columns-repeated="6" table:default-cell-style-name="ce1"/>
        <table:table-column table:style-name="co4" table:number-columns-repeated="16352" table:default-cell-style-name="ce1"/>
        <table:table-row table:style-name="ro1">
          <table:table-cell table:style-name="ce1"/>
          <table:table-cell office:value-type="string" table:style-name="ce1">
            <text:p>stock targe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uts</text:p>
          </table:table-cell>
          <table:table-cell table:style-name="ce1"/>
          <table:table-cell office:value-type="string" table:style-name="ce1">
            <text:p>Profile</text:p>
          </table:table-cell>
          <table:table-cell table:number-columns-repeated="6" table:style-name="ce1"/>
          <table:table-cell office:value-type="string" table:style-name="ce1">
            <text:p>Rate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P0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table:number-columns-repeated="2" table:style-name="ce1"/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0</text:p>
          </table:table-cell>
          <table:table-cell office:value-type="float" office:value="1000" table:style-name="ce1">
            <text:p>1000</text:p>
          </table:table-cell>
          <table:table-cell table:style-name="ce1"/>
          <table:table-cell office:value-type="string" table:style-name="ce1">
            <text:p>M0</text:p>
          </table:table-cell>
          <table:table-cell office:value-type="float" office:value="1" table:style-name="ce2">
            <text:p>1.00</text:p>
          </table:table-cell>
          <table:table-cell office:value-type="float" office:value="0.5" table:style-name="ce2">
            <text:p>0.50</text:p>
          </table:table-cell>
          <table:table-cell office:value-type="float" office:value="0.2" table:style-name="ce2">
            <text:p>0.20</text:p>
          </table:table-cell>
          <table:table-cell office:value-type="float" office:value="0.05" table:style-name="ce2">
            <text:p>0.05</text:p>
          </table:table-cell>
          <table:table-cell office:value-type="float" office:value="0" table:style-name="ce2">
            <text:p>0.00</text:p>
          </table:table-cell>
          <table:table-cell table:style-name="ce1"/>
          <table:table-cell office:value-type="string" table:style-name="ce1">
            <text:p>M0</text:p>
          </table:table-cell>
          <table:table-cell office:value-type="percentage" office:value="1.2999999999999999E-2" table:style-name="ce3">
            <text:p>1.3000 %</text:p>
          </table:table-cell>
          <table:table-cell office:value-type="percentage" office:value="1.4E-2" table:style-name="ce3">
            <text:p>1.4000 %</text:p>
          </table:table-cell>
          <table:table-cell office:value-type="percentage" office:value="1.6E-2" table:style-name="ce3">
            <text:p>1.6000 %</text:p>
          </table:table-cell>
          <table:table-cell office:value-type="percentage" office:value="1.7000000000000001E-2" table:style-name="ce3">
            <text:p>1.7000 %</text:p>
          </table:table-cell>
          <table:table-cell table:number-columns-repeated="14" table:style-name="ce1"/>
          <table:table-cell office:value-type="float" office:value="3.2199999999999998" table:formula="of:=SUMPRODUCT([.N5:.O5];[.L22:.M22])" table:style-name="ce1">
            <text:p>3.22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M1</text:p>
          </table:table-cell>
          <table:table-cell office:value-type="float" office:value="1200" table:style-name="ce1">
            <text:p>1200</text:p>
          </table:table-cell>
          <table:table-cell table:style-name="ce1"/>
          <table:table-cell office:value-type="string" table:style-name="ce1">
            <text:p>M1</text:p>
          </table:table-cell>
          <table:table-cell office:value-type="float" office:value="1" table:style-name="ce2">
            <text:p>1.00</text:p>
          </table:table-cell>
          <table:table-cell office:value-type="float" office:value="0.5" table:style-name="ce2">
            <text:p>0.50</text:p>
          </table:table-cell>
          <table:table-cell office:value-type="float" office:value="0.2" table:style-name="ce2">
            <text:p>0.20</text:p>
          </table:table-cell>
          <table:table-cell office:value-type="float" office:value="0.05" table:style-name="ce2">
            <text:p>0.05</text:p>
          </table:table-cell>
          <table:table-cell office:value-type="float" office:value="0" table:style-name="ce2">
            <text:p>0.00</text:p>
          </table:table-cell>
          <table:table-cell table:style-name="ce1"/>
          <table:table-cell office:value-type="string" table:style-name="ce1">
            <text:p>M1</text:p>
          </table:table-cell>
          <table:table-cell office:value-type="percentage" office:value="1.3599999999999999E-2" table:style-name="ce3">
            <text:p>1.3600 %</text:p>
          </table:table-cell>
          <table:table-cell office:value-type="percentage" office:value="1.46E-2" table:style-name="ce3">
            <text:p>1.4600 %</text:p>
          </table:table-cell>
          <table:table-cell office:value-type="percentage" office:value="1.66E-2" table:style-name="ce3">
            <text:p>1.6600 %</text:p>
          </table:table-cell>
          <table:table-cell office:value-type="percentage" office:value="1.77E-2" table:style-name="ce3">
            <text:p>1.7700 %</text:p>
          </table:table-cell>
          <table:table-cell table:number-columns-repeated="11" table:style-name="ce1"/>
          <table:table-cell office:value-type="float" office:value="0.85000000000000009" table:formula="of:=SUMPRODUCT([.Z13];[.F21])" table:style-name="ce1">
            <text:p>0.85</text:p>
          </table:table-cell>
          <table:table-cell office:value-type="float" office:value="0.8" table:formula="of:=SUMPRODUCT([.Y13];[.F21])" table:style-name="ce4">
            <text:p>0.800</text:p>
          </table:table-cell>
          <table:table-cell table:style-name="ce1"/>
          <table:table-cell office:value-type="float" office:value="0.85000000000000009" table:formula="of:=SUMPRODUCT([.Z13];[.F21])" table:style-name="ce1">
            <text:p>0.85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M2</text:p>
          </table:table-cell>
          <table:table-cell office:value-type="float" office:value="1350" table:style-name="ce1">
            <text:p>1350</text:p>
          </table:table-cell>
          <table:table-cell table:style-name="ce1"/>
          <table:table-cell office:value-type="string" table:style-name="ce1">
            <text:p>M2</text:p>
          </table:table-cell>
          <table:table-cell office:value-type="float" office:value="1" table:style-name="ce2">
            <text:p>1.00</text:p>
          </table:table-cell>
          <table:table-cell office:value-type="float" office:value="0.5" table:style-name="ce2">
            <text:p>0.50</text:p>
          </table:table-cell>
          <table:table-cell office:value-type="float" office:value="0.2" table:style-name="ce2">
            <text:p>0.20</text:p>
          </table:table-cell>
          <table:table-cell office:value-type="float" office:value="0.05" table:style-name="ce2">
            <text:p>0.05</text:p>
          </table:table-cell>
          <table:table-cell office:value-type="float" office:value="0" table:style-name="ce2">
            <text:p>0.00</text:p>
          </table:table-cell>
          <table:table-cell table:style-name="ce1"/>
          <table:table-cell office:value-type="string" table:style-name="ce1">
            <text:p>M2</text:p>
          </table:table-cell>
          <table:table-cell office:value-type="percentage" office:value="1.43E-2" table:style-name="ce3">
            <text:p>1.4300 %</text:p>
          </table:table-cell>
          <table:table-cell office:value-type="percentage" office:value="1.5299999999999999E-2" table:style-name="ce3">
            <text:p>1.5300 %</text:p>
          </table:table-cell>
          <table:table-cell office:value-type="percentage" office:value="1.7299999999999999E-2" table:style-name="ce3">
            <text:p>1.7300 %</text:p>
          </table:table-cell>
          <table:table-cell office:value-type="percentage" office:value="1.84E-2" table:style-name="ce3">
            <text:p>1.8400 %</text:p>
          </table:table-cell>
          <table:table-cell table:number-columns-repeated="12" table:style-name="ce1"/>
          <table:table-cell office:value-type="float" office:value="150" table:formula="of:=SUMPRODUCT([.E21])" table:style-name="ce1">
            <text:p>150</text:p>
          </table:table-cell>
          <table:table-cell table:style-name="ce1"/>
          <table:table-cell office:value-type="float" office:value="50" table:formula="of:=SUMPRODUCT([.F21])" table:style-name="ce1">
            <text:p>50</text:p>
          </table:table-cell>
          <table:table-cell office:value-type="string" table:style-name="ce1">
            <text:p>denom2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M3</text:p>
          </table:table-cell>
          <table:table-cell office:value-type="float" office:value="1250" table:style-name="ce1">
            <text:p>1250</text:p>
          </table:table-cell>
          <table:table-cell table:style-name="ce1"/>
          <table:table-cell office:value-type="string" table:style-name="ce1">
            <text:p>M3</text:p>
          </table:table-cell>
          <table:table-cell office:value-type="float" office:value="1" table:style-name="ce2">
            <text:p>1.00</text:p>
          </table:table-cell>
          <table:table-cell office:value-type="float" office:value="0.5" table:style-name="ce2">
            <text:p>0.50</text:p>
          </table:table-cell>
          <table:table-cell office:value-type="float" office:value="0.2" table:style-name="ce2">
            <text:p>0.20</text:p>
          </table:table-cell>
          <table:table-cell office:value-type="float" office:value="0.05" table:style-name="ce2">
            <text:p>0.05</text:p>
          </table:table-cell>
          <table:table-cell office:value-type="float" office:value="0" table:style-name="ce2">
            <text:p>0.00</text:p>
          </table:table-cell>
          <table:table-cell table:style-name="ce1"/>
          <table:table-cell office:value-type="string" table:style-name="ce1">
            <text:p>M3</text:p>
          </table:table-cell>
          <table:table-cell office:value-type="percentage" office:value="1.47E-2" table:style-name="ce3">
            <text:p>1.4700 %</text:p>
          </table:table-cell>
          <table:table-cell office:value-type="percentage" office:value="1.5699999999999999E-2" table:style-name="ce3">
            <text:p>1.5700 %</text:p>
          </table:table-cell>
          <table:table-cell office:value-type="percentage" office:value="1.78E-2" table:style-name="ce3">
            <text:p>1.7800 %</text:p>
          </table:table-cell>
          <table:table-cell office:value-type="percentage" office:value="1.89E-2" table:style-name="ce3">
            <text:p>1.8900 %</text:p>
          </table:table-cell>
          <table:table-cell table:number-columns-repeated="12" table:style-name="ce1"/>
          <table:table-cell office:value-type="float" office:value="190" table:formula="of:=SUMPRODUCT([.L22:.M22])" table:style-name="ce1">
            <text:p>190</text:p>
          </table:table-cell>
          <table:table-cell table:style-name="ce1"/>
          <table:table-cell office:value-type="float" office:value="190" table:formula="of:=SUMPRODUCT([.L22:.M22])" table:style-name="ce1">
            <text:p>190</text:p>
          </table:table-cell>
          <table:table-cell office:value-type="string" table:style-name="ce1">
            <text:p>denom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M4</text:p>
          </table:table-cell>
          <table:table-cell office:value-type="float" office:value="1380" table:style-name="ce1">
            <text:p>1380</text:p>
          </table:table-cell>
          <table:table-cell table:style-name="ce1"/>
          <table:table-cell office:value-type="string" table:style-name="ce1">
            <text:p>M4</text:p>
          </table:table-cell>
          <table:table-cell office:value-type="float" office:value="1" table:style-name="ce2">
            <text:p>1.00</text:p>
          </table:table-cell>
          <table:table-cell office:value-type="float" office:value="0.5" table:style-name="ce2">
            <text:p>0.50</text:p>
          </table:table-cell>
          <table:table-cell office:value-type="float" office:value="0.2" table:style-name="ce2">
            <text:p>0.20</text:p>
          </table:table-cell>
          <table:table-cell office:value-type="float" office:value="0.05" table:style-name="ce2">
            <text:p>0.05</text:p>
          </table:table-cell>
          <table:table-cell office:value-type="float" office:value="0" table:style-name="ce2">
            <text:p>0.00</text:p>
          </table:table-cell>
          <table:table-cell table:style-name="ce1"/>
          <table:table-cell office:value-type="string" table:style-name="ce1">
            <text:p>M4</text:p>
          </table:table-cell>
          <table:table-cell office:value-type="percentage" office:value="1.4999999999999999E-2" table:style-name="ce3">
            <text:p>1.5000 %</text:p>
          </table:table-cell>
          <table:table-cell office:value-type="percentage" office:value="1.6E-2" table:style-name="ce3">
            <text:p>1.6000 %</text:p>
          </table:table-cell>
          <table:table-cell office:value-type="percentage" office:value="1.8200000000000001E-2" table:style-name="ce3">
            <text:p>1.8200 %</text:p>
          </table:table-cell>
          <table:table-cell office:value-type="percentage" office:value="1.9199999999999998E-2" table:style-name="ce3">
            <text:p>1.9200 %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tock amort</text:p>
          </table:table-cell>
          <table:table-cell table:number-columns-repeated="6" table:style-name="ce1"/>
          <table:table-cell office:value-type="string" table:style-name="ce1">
            <text:p>stock var</text:p>
          </table:table-cell>
          <table:table-cell table:number-columns-repeated="6" table:style-name="ce1"/>
          <table:table-cell office:value-type="string" table:style-name="ce1">
            <text:p>ftp rate</text:p>
          </table:table-cell>
          <table:table-cell table:number-columns-repeated="5" table:style-name="ce1"/>
          <table:table-cell office:value-type="string" table:style-name="ce1">
            <text:p>market rate</text:p>
          </table:table-cell>
          <table:table-cell table:number-columns-repeated="5" table:style-name="ce1"/>
          <table:table-cell office:value-type="string" table:style-name="ce1">
            <text:p>ftp rate computation methode 2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string" table:style-name="ce1">
            <text:p>P0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table:number-columns-repeated="2" table:style-name="ce1"/>
          <table:table-cell office:value-type="string" table:style-name="ce1">
            <text:p>P0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table:number-columns-repeated="2" table:style-name="ce1"/>
          <table:table-cell office:value-type="string" table:style-name="ce1">
            <text:p>P0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table:style-name="ce1"/>
          <table:table-cell office:value-type="string" table:style-name="ce1">
            <text:p>P0</text:p>
          </table:table-cell>
          <table:table-cell office:value-type="string" table:style-name="ce5">
            <text:p>P1</text:p>
          </table:table-cell>
          <table:table-cell office:value-type="string" table:style-name="ce5">
            <text:p>P2</text:p>
          </table:table-cell>
          <table:table-cell office:value-type="string" table:style-name="ce5">
            <text:p>P3</text:p>
          </table:table-cell>
          <table:table-cell office:value-type="string" table:style-name="ce5">
            <text:p>P4</text:p>
          </table:table-cell>
          <table:table-cell table:style-name="ce1"/>
          <table:table-cell office:value-type="string" table:style-name="ce1">
            <text:p>P0</text:p>
          </table:table-cell>
          <table:table-cell office:value-type="string" table:style-name="ce5">
            <text:p>P1</text:p>
          </table:table-cell>
          <table:table-cell office:value-type="string" table:style-name="ce5">
            <text:p>P2</text:p>
          </table:table-cell>
          <table:table-cell office:value-type="string" table:style-name="ce5">
            <text:p>P3</text:p>
          </table:table-cell>
          <table:table-cell office:value-type="string" table:style-name="ce5">
            <text:p>P4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0</text:p>
          </table:table-cell>
          <table:table-cell office:value-type="float" office:value="1000" table:formula="of:=[.$B4]*[.E4]" table:style-name="ce1">
            <text:p>1000</text:p>
          </table:table-cell>
          <table:table-cell office:value-type="float" office:value="500" table:formula="of:=[.$B4]*[.F4]" table:style-name="ce1">
            <text:p>500</text:p>
          </table:table-cell>
          <table:table-cell office:value-type="float" office:value="200" table:formula="of:=[.$B4]*[.G4]" table:style-name="ce1">
            <text:p>200</text:p>
          </table:table-cell>
          <table:table-cell office:value-type="float" office:value="50" table:formula="of:=[.$B4]*[.H4]" table:style-name="ce1">
            <text:p>50</text:p>
          </table:table-cell>
          <table:table-cell office:value-type="float" office:value="0" table:formula="of:=[.$B4]*[.I4]" table:style-name="ce1">
            <text:p>0</text:p>
          </table:table-cell>
          <table:table-cell table:style-name="ce1"/>
          <table:table-cell office:value-type="string" table:style-name="ce1">
            <text:p>M0</text:p>
          </table:table-cell>
          <table:table-cell office:value-type="float" office:value="1000" table:formula="of:=[.B13]" table:style-name="ce1">
            <text:p>1000</text:p>
          </table:table-cell>
          <table:table-cell office:value-type="float" office:value="500" table:formula="of:=[.C13]" table:style-name="ce1">
            <text:p>500</text:p>
          </table:table-cell>
          <table:table-cell office:value-type="float" office:value="200" table:formula="of:=[.D13]" table:style-name="ce1">
            <text:p>200</text:p>
          </table:table-cell>
          <table:table-cell office:value-type="float" office:value="50" table:formula="of:=[.E13]" table:style-name="ce1">
            <text:p>50</text:p>
          </table:table-cell>
          <table:table-cell office:value-type="float" office:value="0" table:formula="of:=[.F13]" table:style-name="ce1">
            <text:p>0</text:p>
          </table:table-cell>
          <table:table-cell table:style-name="ce1"/>
          <table:table-cell office:value-type="string" table:style-name="ce1">
            <text:p>M0</text:p>
          </table:table-cell>
          <table:table-cell office:value-type="percentage" office:value="1.3949999999999999E-2" table:formula="of:=SUMPRODUCT([.L4:.O4];[.J21:.M21])/SUMPRODUCT([.J21:.M21])" table:style-name="ce6">
            <text:p>1.3950 %</text:p>
          </table:table-cell>
          <table:table-cell office:value-type="percentage" office:value="1.4899999999999998E-2" table:formula="of:=SUMPRODUCT([.M4:.P4];[.K21:.N21])/SUMPRODUCT([.K21:.N21])" table:style-name="ce6">
            <text:p>1.4900 %</text:p>
          </table:table-cell>
          <table:table-cell office:value-type="percentage" office:value="1.6250000000000001E-2" table:formula="of:=SUMPRODUCT([.N4:.Q4];[.L21:.O21])/SUMPRODUCT([.L21:.O21])" table:style-name="ce6">
            <text:p>1.6250 %</text:p>
          </table:table-cell>
          <table:table-cell office:value-type="percentage" office:value="1.6613730759833863E-2" table:formula="of:=SUMPRODUCT([.O4:.R4];[.M21:.P21])/SUMPRODUCT([.M21:.P21])" table:style-name="ce6">
            <text:p>1.6614 %</text:p>
          </table:table-cell>
          <table:table-cell table:number-columns-repeated="2" table:style-name="ce1"/>
          <table:table-cell office:value-type="percentage" office:value="0" table:style-name="ce7">
            <text:p>0.0000 %</text:p>
          </table:table-cell>
          <table:table-cell office:value-type="percentage" office:value="1.2999999999999999E-2" table:formula="of:=(([.AB13]*([.C21]+[.D21]+[.E21]+[.F21]))-([.Z13]*[.F21])-([.Y13]*[.E21])-([.X13]*[.D21]))/[.C21]" table:style-name="ce6">
            <text:p>1.3000 %</text:p>
          </table:table-cell>
          <table:table-cell office:value-type="percentage" office:value="1.3999999999999997E-2" table:formula="of:=(([.AC13]*([.D21]+[.E21]+[.F21]))-([.Z13]*[.F21])-([.Y13]*[.E21]))/[.D21]" table:style-name="ce6">
            <text:p>1.4000 %</text:p>
          </table:table-cell>
          <table:table-cell office:value-type="percentage" office:value="1.6E-2" table:formula="of:=(([.AD13]*([.E21]+[.F21]))-([.Z13]*[.F21]))/[.E21]" table:style-name="ce6">
            <text:p>1.6000 %</text:p>
          </table:table-cell>
          <table:table-cell office:value-type="percentage" office:value="1.7000000000000001E-2" table:formula="of:=[.AE13]" table:style-name="ce8">
            <text:p>1.7000 %</text:p>
          </table:table-cell>
          <table:table-cell office:value-type="string" table:style-name="ce9">
            <text:p>M0</text:p>
          </table:table-cell>
          <table:table-cell office:value-type="percentage" office:value="1.3949999999999999E-2" table:formula="of:=(SUMPRODUCT([.L4:.O4];[.J21:.M21]))/(SUMPRODUCT([.J21:.M21]))" table:style-name="ce6">
            <text:p>1.3950 %</text:p>
          </table:table-cell>
          <table:table-cell office:value-type="percentage" office:value="1.4899999999999998E-2" table:formula="of:=(SUMPRODUCT([.M4:.O4];[.K21:.M21]))/(SUMPRODUCT([.K21:.M21]))" table:style-name="ce6">
            <text:p>1.4900 %</text:p>
          </table:table-cell>
          <table:table-cell office:value-type="percentage" office:value="1.6250000000000001E-2" table:formula="of:=(SUMPRODUCT([.N4:.O4];[.L21:.M21]))/(SUMPRODUCT([.L21:.M21]))" table:style-name="ce6">
            <text:p>1.6250 %</text:p>
          </table:table-cell>
          <table:table-cell office:value-type="percentage" office:value="1.7000000000000001E-2" table:formula="of:=(SUMPRODUCT([.O4];[.M21]))/(SUMPRODUCT([.M21]))" table:style-name="ce6">
            <text:p>1.7000 %</text:p>
          </table:table-cell>
          <table:table-cell office:value-type="percentage" office:value="0" table:style-name="ce7">
            <text:p>0.0000 %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1</text:p>
          </table:table-cell>
          <table:table-cell office:value-type="float" office:value="1200" table:formula="of:=[.$B5]*[.E5]" table:style-name="ce1">
            <text:p>1200</text:p>
          </table:table-cell>
          <table:table-cell office:value-type="float" office:value="600" table:formula="of:=[.$B5]*[.F5]" table:style-name="ce1">
            <text:p>600</text:p>
          </table:table-cell>
          <table:table-cell office:value-type="float" office:value="240" table:formula="of:=[.$B5]*[.G5]" table:style-name="ce1">
            <text:p>240</text:p>
          </table:table-cell>
          <table:table-cell office:value-type="float" office:value="60" table:formula="of:=[.$B5]*[.H5]" table:style-name="ce1">
            <text:p>60</text:p>
          </table:table-cell>
          <table:table-cell office:value-type="float" office:value="0" table:formula="of:=[.$B5]*[.I5]" table:style-name="ce1">
            <text:p>0</text:p>
          </table:table-cell>
          <table:table-cell table:style-name="ce1"/>
          <table:table-cell office:value-type="string" table:style-name="ce1">
            <text:p>M1</text:p>
          </table:table-cell>
          <table:table-cell office:value-type="float" office:value="700" table:formula="of:=[.B14]-[.J13]" table:style-name="ce1">
            <text:p>700</text:p>
          </table:table-cell>
          <table:table-cell office:value-type="float" office:value="400" table:formula="of:=[.C14]-[.K13]" table:style-name="ce1">
            <text:p>400</text:p>
          </table:table-cell>
          <table:table-cell office:value-type="float" office:value="190" table:formula="of:=[.D14]-[.L13]" table:style-name="ce10">
            <text:p>190</text:p>
          </table:table-cell>
          <table:table-cell office:value-type="float" office:value="60" table:formula="of:=[.E14]-[.M13]" table:style-name="ce1">
            <text:p>60</text:p>
          </table:table-cell>
          <table:table-cell office:value-type="float" office:value="0" table:formula="of:=[.F14]" table:style-name="ce1">
            <text:p>0</text:p>
          </table:table-cell>
          <table:table-cell table:style-name="ce1"/>
          <table:table-cell office:value-type="string" table:style-name="ce1">
            <text:p>M1</text:p>
          </table:table-cell>
          <table:table-cell office:value-type="percentage" office:value="1.4846666666666666E-2" table:formula="of:=(SUMPRODUCT([.L5:.O5];[.J22:.M22])+SUMPRODUCT([.M4:.O4];[.K21:.M21]))/(SUMPRODUCT([.K21:.M21])+SUMPRODUCT([.J22:.M22]))" table:style-name="ce6">
            <text:p>1.4847 %</text:p>
          </table:table-cell>
          <table:table-cell office:value-type="percentage" office:value="1.5893333333333336E-2" table:formula="of:=(SUMPRODUCT([.M5:.P5];[.K22:.N22])+SUMPRODUCT([.N4:.P4];[.L21:.N21]))/(SUMPRODUCT([.L21:.N21])+SUMPRODUCT([.K22:.N22]))" table:style-name="ce6">
            <text:p>1.5893 %</text:p>
          </table:table-cell>
          <table:table-cell office:value-type="percentage" office:value="1.6958333333333336E-2" table:formula="of:=(SUMPRODUCT([.N5:.Q5];[.L22:.O22])+SUMPRODUCT([.O4:.Q4];[.M21:.O21]))/(SUMPRODUCT([.M21:.O21])+SUMPRODUCT([.L22:.O22]))" table:style-name="ce6">
            <text:p>1.6958 %</text:p>
          </table:table-cell>
          <table:table-cell office:value-type="percentage" office:value="1.6952083494065972E-2" table:formula="of:=(SUMPRODUCT([.O5:.R5];[.M22:.P22])+SUMPRODUCT([.P4:.R4];[.N21:.P21]))/(SUMPRODUCT([.N21:.P21])+SUMPRODUCT([.M22:.P22]))" table:style-name="ce6">
            <text:p>1.6952 %</text:p>
          </table:table-cell>
          <table:table-cell table:number-columns-repeated="2" table:style-name="ce1"/>
          <table:table-cell office:value-type="percentage" office:value="0" table:style-name="ce7">
            <text:p>0.0000 %</text:p>
          </table:table-cell>
          <table:table-cell office:value-type="percentage" office:value="1.3799999999999996E-2" table:formula="of:=(([.AB14]*([.C22]+[.D22]+[.E22]+[.F22]))-([.Z14]*[.F22])-([.Y14]*[.E22])-([.X14]*[.D22]))/[.C22]" table:style-name="ce6">
            <text:p>1.3800 %</text:p>
          </table:table-cell>
          <table:table-cell office:value-type="percentage" office:value="1.5183333333333339E-2" table:formula="of:=(([.AC14]*([.D22]+[.E22]+[.F22]))-([.Z14]*[.F22])-([.Y14]*[.E22]))/[.D22]" table:style-name="ce6">
            <text:p>1.5183 %</text:p>
          </table:table-cell>
          <table:table-cell office:value-type="percentage" office:value="1.6711111111111111E-2" table:formula="of:=(([.AD14]*([.E22]+[.F22]))-([.Z14]*[.F22]))/[.E22]" table:style-name="ce11">
            <text:p>1.6711 %</text:p>
          </table:table-cell>
          <table:table-cell office:value-type="percentage" office:value="1.77E-2" table:formula="of:=[.AE14]" table:style-name="ce8">
            <text:p>1.7700 %</text:p>
          </table:table-cell>
          <table:table-cell office:value-type="string" table:style-name="ce9">
            <text:p>M1</text:p>
          </table:table-cell>
          <table:table-cell office:value-type="percentage" office:value="1.4846666666666666E-2" table:formula="of:=(SUMPRODUCT([.L5:.O5];[.J22:.M22])+SUMPRODUCT([.X13:.Z13];[.D21:.F21]))/(SUMPRODUCT([.D21:.F21])+SUMPRODUCT([.J22:.M22]))" table:style-name="ce6">
            <text:p>1.4847 %</text:p>
          </table:table-cell>
          <table:table-cell office:value-type="percentage" office:value="1.5893333333333336E-2" table:formula="of:=(SUMPRODUCT([.M5:.O5];[.K22:.M22])+SUMPRODUCT([.Y13:.Z13];[.E21:.F21]))/(SUMPRODUCT([.E21:.F21])+SUMPRODUCT([.K22:.M22]))" table:style-name="ce6">
            <text:p>1.5893 %</text:p>
          </table:table-cell>
          <table:table-cell office:value-type="percentage" office:value="1.6958333333333336E-2" table:formula="of:=(SUMPRODUCT([.N5:.O5];[.L22:.M22])+SUMPRODUCT([.Z13];[.F21]))/(SUMPRODUCT([.F21])+SUMPRODUCT([.L22:.M22]))" table:style-name="ce11">
            <text:p>1.6958 %</text:p>
          </table:table-cell>
          <table:table-cell office:value-type="percentage" office:value="1.77E-2" table:formula="of:=(SUMPRODUCT([.O5];[.M22]))/(SUMPRODUCT([.M22]))" table:style-name="ce6">
            <text:p>1.7700 %</text:p>
          </table:table-cell>
          <table:table-cell office:value-type="percentage" office:value="0" table:style-name="ce7">
            <text:p>0.0000 %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2</text:p>
          </table:table-cell>
          <table:table-cell office:value-type="float" office:value="1350" table:formula="of:=[.$B6]*[.E6]" table:style-name="ce1">
            <text:p>1350</text:p>
          </table:table-cell>
          <table:table-cell office:value-type="float" office:value="675" table:formula="of:=[.$B6]*[.F6]" table:style-name="ce1">
            <text:p>675</text:p>
          </table:table-cell>
          <table:table-cell office:value-type="float" office:value="270" table:formula="of:=[.$B6]*[.G6]" table:style-name="ce1">
            <text:p>270</text:p>
          </table:table-cell>
          <table:table-cell office:value-type="float" office:value="67.5" table:formula="of:=[.$B6]*[.H6]" table:style-name="ce1">
            <text:p>67.5</text:p>
          </table:table-cell>
          <table:table-cell office:value-type="float" office:value="0" table:formula="of:=[.$B6]*[.I6]" table:style-name="ce1">
            <text:p>0</text:p>
          </table:table-cell>
          <table:table-cell table:style-name="ce1"/>
          <table:table-cell office:value-type="string" table:style-name="ce1">
            <text:p>M2</text:p>
          </table:table-cell>
          <table:table-cell office:value-type="float" office:value="750" table:formula="of:=[.B15]-[.J14]-[.K13]" table:style-name="ce1">
            <text:p>750</text:p>
          </table:table-cell>
          <table:table-cell office:value-type="float" office:value="435" table:formula="of:=[.C15]-[.K14]-[.L13]" table:style-name="ce1">
            <text:p>435</text:p>
          </table:table-cell>
          <table:table-cell office:value-type="float" office:value="210" table:formula="of:=[.D15]-[.L14]-[.M13]" table:style-name="ce1">
            <text:p>210</text:p>
          </table:table-cell>
          <table:table-cell office:value-type="float" office:value="67.5" table:formula="of:=[.E15]-[.M14]" table:style-name="ce1">
            <text:p>67.5</text:p>
          </table:table-cell>
          <table:table-cell office:value-type="float" office:value="0" table:formula="of:=[.F15]" table:style-name="ce1">
            <text:p>0</text:p>
          </table:table-cell>
          <table:table-cell table:style-name="ce1"/>
          <table:table-cell office:value-type="string" table:style-name="ce1">
            <text:p>M2</text:p>
          </table:table-cell>
          <table:table-cell office:value-type="percentage" office:value="1.5696481481481485E-2" table:formula="of:=(SUMPRODUCT([.L6:.O6];[.J23:.M23])+SUMPRODUCT([.M5:.O5];[.K22:.M22])+SUMPRODUCT([.N4:.O4];[.L21:.M21]))/(SUMPRODUCT([.K22:.M22])+SUMPRODUCT([.J23:.M23])+SUMPRODUCT([.L21:.M21]))" table:style-name="ce6">
            <text:p>1.5696 %</text:p>
          </table:table-cell>
          <table:table-cell office:value-type="percentage" office:value="1.6621851851851849E-2" table:formula="of:=(SUMPRODUCT([.M6:.P6];[.K23:.N23])+SUMPRODUCT([.N5:.P5];[.L22:.N22])+SUMPRODUCT([.O4:.P4];[.M21:.N21]))/(SUMPRODUCT([.L22:.N22])+SUMPRODUCT([.K23:.N23])+SUMPRODUCT([.M21:.N21]))" table:style-name="ce6">
            <text:p>1.6622 %</text:p>
          </table:table-cell>
          <table:table-cell office:value-type="percentage" office:value="1.7663888888888889E-2" table:formula="of:=(SUMPRODUCT([.N6:.Q6];[.L23:.O23])+SUMPRODUCT([.O5:.Q5];[.M22:.O22])+SUMPRODUCT([.P4:.Q4];[.N21:.O21]))/(SUMPRODUCT([.M22:.O22])+SUMPRODUCT([.L23:.O23])+SUMPRODUCT([.N21:.O21]))" table:style-name="ce6">
            <text:p>1.7664 %</text:p>
          </table:table-cell>
          <table:table-cell office:value-type="percentage" office:value="1.7270863963265808E-2" table:formula="of:=(SUMPRODUCT([.O6:.R6];[.M23:.P23])+SUMPRODUCT([.P5:.R5];[.N22:.P22])+SUMPRODUCT([.Q4:.R4];[.O21:.P21]))/(SUMPRODUCT([.N22:.P22])+SUMPRODUCT([.M23:.P23])+SUMPRODUCT([.O21:.P21]))" table:style-name="ce6">
            <text:p>1.7271 %</text:p>
          </table:table-cell>
          <table:table-cell table:number-columns-repeated="2" table:style-name="ce1"/>
          <table:table-cell office:value-type="percentage" office:value="0" table:style-name="ce7">
            <text:p>0.0000 %</text:p>
          </table:table-cell>
          <table:table-cell office:value-type="percentage" office:value="1.4771111111111119E-2" table:formula="of:=(([.AB15]*([.C23]+[.D23]+[.E23]+[.F23]))-([.Z15]*[.F23])-([.Y15]*[.E23])-([.X15]*[.D23]))/[.C23]" table:style-name="ce6">
            <text:p>1.4771 %</text:p>
          </table:table-cell>
          <table:table-cell office:value-type="percentage" office:value="1.5927160493827162E-2" table:formula="of:=(([.AC15]*([.D23]+[.E23]+[.F23]))-([.Z15]*[.F23])-([.Y15]*[.E23]))/[.D23]" table:style-name="ce6">
            <text:p>1.5927 %</text:p>
          </table:table-cell>
          <table:table-cell office:value-type="percentage" office:value="1.7418518518518517E-2" table:formula="of:=(([.AD15]*([.E23]+[.F23]))-([.Z15]*[.F23]))/[.E23]" table:style-name="ce6">
            <text:p>1.7419 %</text:p>
          </table:table-cell>
          <table:table-cell office:value-type="percentage" office:value="1.84E-2" table:formula="of:=[.AE15]" table:style-name="ce8">
            <text:p>1.8400 %</text:p>
          </table:table-cell>
          <table:table-cell office:value-type="string" table:style-name="ce9">
            <text:p>M2</text:p>
          </table:table-cell>
          <table:table-cell office:value-type="percentage" office:value="1.5696481481481485E-2" table:formula="of:=(SUMPRODUCT([.L6:.O6];[.J23:.M23])+SUMPRODUCT([.X14:.Z14];[.D22:.F22]))/(SUMPRODUCT([.D22:.F22])+SUMPRODUCT([.J23:.M23]))" table:style-name="ce6">
            <text:p>1.5696 %</text:p>
          </table:table-cell>
          <table:table-cell office:value-type="percentage" office:value="1.6621851851851853E-2" table:formula="of:=(SUMPRODUCT([.M6:.O6];[.K23:.M23])+SUMPRODUCT([.Y14:.Z14];[.E22:.F22]))/(SUMPRODUCT([.E22:.F22])+SUMPRODUCT([.K23:.M23]))" table:style-name="ce6">
            <text:p>1.6622 %</text:p>
          </table:table-cell>
          <table:table-cell office:value-type="percentage" office:value="1.7663888888888889E-2" table:formula="of:=(SUMPRODUCT([.N6:.O6];[.L23:.M23])+SUMPRODUCT([.Z14];[.F22]))/(SUMPRODUCT([.F22])+SUMPRODUCT([.L23:.M23]))" table:style-name="ce6">
            <text:p>1.7664 %</text:p>
          </table:table-cell>
          <table:table-cell office:value-type="percentage" office:value="1.84E-2" table:formula="of:=(SUMPRODUCT([.O6];[.M23]))/(SUMPRODUCT([.M23]))" table:style-name="ce6">
            <text:p>1.8400 %</text:p>
          </table:table-cell>
          <table:table-cell office:value-type="percentage" office:value="0" table:style-name="ce7">
            <text:p>0.0000 %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3</text:p>
          </table:table-cell>
          <table:table-cell office:value-type="float" office:value="1250" table:style-name="ce1">
            <text:p>1250</text:p>
          </table:table-cell>
          <table:table-cell office:value-type="float" office:value="625" table:formula="of:=[.$B7]*[.F7]" table:style-name="ce1">
            <text:p>625</text:p>
          </table:table-cell>
          <table:table-cell office:value-type="float" office:value="250" table:formula="of:=[.$B7]*[.G7]" table:style-name="ce1">
            <text:p>250</text:p>
          </table:table-cell>
          <table:table-cell office:value-type="float" office:value="62.5" table:formula="of:=[.$B7]*[.H7]" table:style-name="ce1">
            <text:p>62.5</text:p>
          </table:table-cell>
          <table:table-cell office:value-type="float" office:value="0" table:formula="of:=[.$B7]*[.I7]" table:style-name="ce1">
            <text:p>0</text:p>
          </table:table-cell>
          <table:table-cell table:style-name="ce1"/>
          <table:table-cell office:value-type="string" table:style-name="ce1">
            <text:p>M3</text:p>
          </table:table-cell>
          <table:table-cell office:value-type="float" office:value="575" table:formula="of:=[.B16]-[.J15]-[.K14]-[.L13]" table:style-name="ce1">
            <text:p>575</text:p>
          </table:table-cell>
          <table:table-cell office:value-type="float" office:value="355" table:formula="of:=[.C16]-[.K15]-[.L14]-[.M13]" table:style-name="ce1">
            <text:p>355</text:p>
          </table:table-cell>
          <table:table-cell office:value-type="float" office:value="182.5" table:formula="of:=[.D16]-[.L15]-[.M14]" table:style-name="ce12">
            <text:p>182.5</text:p>
          </table:table-cell>
          <table:table-cell office:value-type="float" office:value="62.5" table:formula="of:=[.E16]-[.M15]" table:style-name="ce12">
            <text:p>62.5</text:p>
          </table:table-cell>
          <table:table-cell office:value-type="float" office:value="0" table:formula="of:=[.F16]" table:style-name="ce12">
            <text:p>0</text:p>
          </table:table-cell>
          <table:table-cell table:style-name="ce1"/>
          <table:table-cell office:value-type="string" table:style-name="ce1">
            <text:p>M3</text:p>
          </table:table-cell>
          <table:table-cell office:value-type="percentage" office:value="1.6383399999999999E-2" table:formula="of:=(SUMPRODUCT([.L7:.O7];[.J24:.M24])+SUMPRODUCT([.M6:.O6];[.K23:.M23])+SUMPRODUCT([.N5:.O5];[.L22:.M22])+SUMPRODUCT([.M21];[.O4]))/(SUMPRODUCT([.K23:.M23])+SUMPRODUCT([.J24:.M24])+SUMPRODUCT([.L22:.M22])+SUMPRODUCT([.M21]))" table:style-name="ce6">
            <text:p>1.6383 %</text:p>
          </table:table-cell>
          <table:table-cell office:value-type="error" office:string-value="#VALUE!" table:formula="of:=(SUMPRODUCT([.M7:.P7];[.K24:.N24])+SUMPRODUCT([.N6:.P6];[.L23:.N23])+SUMPRODUCT([.O5:.P5];[.M22:.N22])+SUMPRODUCT([.N21];[.P4]))/(SUMPRODUCT([.L23:.N23])+SUMPRODUCT([.K24:.N24])+SUMPRODUCT([.M22:.N22])+SUMPRODUCT([.N21]))" table:style-name="ce6">
            <text:p>#VALUE!</text:p>
          </table:table-cell>
          <table:table-cell office:value-type="error" office:string-value="#VALUE!" table:formula="of:=(SUMPRODUCT([.N7:.Q7];[.L24:.O24])+SUMPRODUCT([.O6:.Q6];[.M23:.O23])+SUMPRODUCT([.P5:.Q5];[.N22:.O22])+SUMPRODUCT([.O21];[.Q4]))/(SUMPRODUCT([.M23:.O23])+SUMPRODUCT([.L24:.O24])+SUMPRODUCT([.N22:.O22])+SUMPRODUCT([.O21]))" table:style-name="ce6">
            <text:p>#VALUE!</text:p>
          </table:table-cell>
          <table:table-cell office:value-type="error" office:string-value="#VALUE!" table:formula="of:=(SUMPRODUCT([.O7:.R7];[.M24:.P24])+SUMPRODUCT([.P6:.R6];[.N23:.P23])+SUMPRODUCT([.Q5:.R5];[.O22:.P22])+SUMPRODUCT([.P21];[.R4]))/(SUMPRODUCT([.N23:.P23])+SUMPRODUCT([.M24:.P24])+SUMPRODUCT([.O22:.P22])+SUMPRODUCT([.P21]))" table:style-name="ce6">
            <text:p>#VALUE!</text:p>
          </table:table-cell>
          <table:table-cell table:number-columns-repeated="2" table:style-name="ce1"/>
          <table:table-cell office:value-type="percentage" office:value="0" table:style-name="ce7">
            <text:p>0.0000 %</text:p>
          </table:table-cell>
          <table:table-cell office:value-type="percentage" office:value="1.5495200000000006E-2" table:formula="of:=(([.AB16]*([.C24]+[.D24]+[.E24]+[.F24]))-([.Z16]*[.F24])-([.Y16]*[.E24])-([.X16]*[.D24]))/[.C24]" table:style-name="ce6">
            <text:p>1.5495 %</text:p>
          </table:table-cell>
          <table:table-cell office:value-type="percentage" office:value="1.6627999999999993E-2" table:formula="of:=(([.AC16]*([.D24]+[.E24]+[.F24]))-([.Z16]*[.F24])-([.Y16]*[.E24]))/[.D24]" table:style-name="ce6">
            <text:p>1.6628 %</text:p>
          </table:table-cell>
          <table:table-cell office:value-type="percentage" office:value="1.8016000000000004E-2" table:formula="of:=(([.AD16]*([.E24]+[.F24]))-([.Z16]*[.F24]))/[.E24]" table:style-name="ce6">
            <text:p>1.8016 %</text:p>
          </table:table-cell>
          <table:table-cell office:value-type="percentage" office:value="1.89E-2" table:formula="of:=[.AE16]" table:style-name="ce8">
            <text:p>1.8900 %</text:p>
          </table:table-cell>
          <table:table-cell office:value-type="string" table:style-name="ce9">
            <text:p>M3</text:p>
          </table:table-cell>
          <table:table-cell office:value-type="percentage" office:value="1.6383399999999999E-2" table:formula="of:=(SUMPRODUCT([.L7:.O7];[.J24:.M24])+SUMPRODUCT([.X15:.Z15];[.D23:.F23]))/(SUMPRODUCT([.D23:.F23])+SUMPRODUCT([.J24:.M24]))" table:style-name="ce6">
            <text:p>1.6383 %</text:p>
          </table:table-cell>
          <table:table-cell office:value-type="percentage" office:value="1.7271599999999998E-2" table:formula="of:=(SUMPRODUCT([.M7:.O7];[.K24:.M24])+SUMPRODUCT([.Y15:.Z15];[.E23:.F23]))/(SUMPRODUCT([.E23:.F23])+SUMPRODUCT([.K24:.M24]))" table:style-name="ce6">
            <text:p>1.7272 %</text:p>
          </table:table-cell>
          <table:table-cell office:value-type="percentage" office:value="1.8237000000000003E-2" table:formula="of:=(SUMPRODUCT([.N7:.O7];[.L24:.M24])+SUMPRODUCT([.Z15];[.F23]))/(SUMPRODUCT([.F23])+SUMPRODUCT([.L24:.M24]))" table:style-name="ce6">
            <text:p>1.8237 %</text:p>
          </table:table-cell>
          <table:table-cell office:value-type="percentage" office:value="1.89E-2" table:formula="of:=(SUMPRODUCT([.O7];[.M24]))/(SUMPRODUCT([.M24]))" table:style-name="ce6">
            <text:p>1.8900 %</text:p>
          </table:table-cell>
          <table:table-cell office:value-type="percentage" office:value="0" table:style-name="ce7">
            <text:p>0.0000 %</text:p>
          </table:table-cell>
          <table:table-cell table:number-columns-repeated="16352"/>
        </table:table-row>
        <table:table-row table:style-name="ro2">
          <table:table-cell office:value-type="string" table:style-name="ce1">
            <text:p>M4</text:p>
          </table:table-cell>
          <table:table-cell office:value-type="float" office:value="1380" table:formula="of:=[.$B8]*[.E8]" table:style-name="ce1">
            <text:p>1380</text:p>
          </table:table-cell>
          <table:table-cell office:value-type="float" office:value="690" table:formula="of:=[.$B8]*[.F8]" table:style-name="ce1">
            <text:p>690</text:p>
          </table:table-cell>
          <table:table-cell office:value-type="float" office:value="276" table:formula="of:=[.$B8]*[.G8]" table:style-name="ce1">
            <text:p>276</text:p>
          </table:table-cell>
          <table:table-cell office:value-type="float" office:value="69" table:formula="of:=[.$B8]*[.H8]" table:style-name="ce1">
            <text:p>69</text:p>
          </table:table-cell>
          <table:table-cell office:value-type="float" office:value="0" table:formula="of:=[.$B8]*[.I8]" table:style-name="ce1">
            <text:p>0</text:p>
          </table:table-cell>
          <table:table-cell table:style-name="ce1"/>
          <table:table-cell office:value-type="string" table:style-name="ce1">
            <text:p>M4</text:p>
          </table:table-cell>
          <table:table-cell office:value-type="float" office:value="755" table:formula="of:=[.B17]-[.J16]-[.K15]-[.L14]-[.M13]" table:style-name="ce1">
            <text:p>755</text:p>
          </table:table-cell>
          <table:table-cell office:value-type="float" office:value="440" table:formula="of:=[.C17]-[.K16]-[.L15]-[.M14]-[.U13]" table:style-name="ce12">
            <text:p>440</text:p>
          </table:table-cell>
          <table:table-cell office:value-type="float" office:value="213.5" table:formula="of:=[.D17]-[.L16]-[.M15]" table:style-name="ce12">
            <text:p>213.5</text:p>
          </table:table-cell>
          <table:table-cell office:value-type="float" office:value="69" table:formula="of:=[.E17]-[.M16]" table:style-name="ce12">
            <text:p>69</text:p>
          </table:table-cell>
          <table:table-cell office:value-type="float" office:value="0" table:formula="of:=[.F17]" table:style-name="ce12">
            <text:p>0</text:p>
          </table:table-cell>
          <table:table-cell table:style-name="ce1"/>
          <table:table-cell office:value-type="string" table:style-name="ce1">
            <text:p>M4</text:p>
          </table:table-cell>
          <table:table-cell office:value-type="percentage" office:value="1.6738007246376811E-2" table:formula="of:=(SUMPRODUCT([.L8:.O8];[.J25:.M25])+SUMPRODUCT([.M7:.O7];[.K24:.M24])+SUMPRODUCT([.N6:.O6];[.L23:.M23])+SUMPRODUCT([.M22];[.O5]))/(SUMPRODUCT([.K24:.M24])+SUMPRODUCT([.J25:.M25])+SUMPRODUCT([.L23:.M23])+SUMPRODUCT([.M22]))" table:style-name="ce6">
            <text:p>1.6738 %</text:p>
          </table:table-cell>
          <table:table-cell office:value-type="error" office:string-value="#VALUE!" table:formula="of:=(SUMPRODUCT([.M8:.P8];[.K25:.N25])+SUMPRODUCT([.N7:.P7];[.L24:.N24])+SUMPRODUCT([.O6:.P6];[.M23:.N23])+SUMPRODUCT([.N22];[.P5]))/(SUMPRODUCT([.L24:.N24])+SUMPRODUCT([.K25:.N25])+SUMPRODUCT([.M23:.N23])+SUMPRODUCT([.N22]))" table:style-name="ce6">
            <text:p>#VALUE!</text:p>
          </table:table-cell>
          <table:table-cell office:value-type="error" office:string-value="#VALUE!" table:formula="of:=(SUMPRODUCT([.N8:.Q8];[.L25:.O25])+SUMPRODUCT([.O7:.Q7];[.M24:.O24])+SUMPRODUCT([.P6:.Q6];[.N23:.O23])+SUMPRODUCT([.O22];[.Q5]))/(SUMPRODUCT([.M24:.O24])+SUMPRODUCT([.L25:.O25])+SUMPRODUCT([.N23:.O23])+SUMPRODUCT([.O22]))" table:style-name="ce6">
            <text:p>#VALUE!</text:p>
          </table:table-cell>
          <table:table-cell office:value-type="error" office:string-value="#VALUE!" table:formula="of:=(SUMPRODUCT([.O8:.R8];[.M25:.P25])+SUMPRODUCT([.P7:.R7];[.N24:.P24])+SUMPRODUCT([.Q6:.R6];[.O23:.P23])+SUMPRODUCT([.P22];[.R5]))/(SUMPRODUCT([.N24:.P24])+SUMPRODUCT([.M25:.P25])+SUMPRODUCT([.O23:.P23])+SUMPRODUCT([.P22]))" table:style-name="ce6">
            <text:p>#VALUE!</text:p>
          </table:table-cell>
          <table:table-cell table:number-columns-repeated="2" table:style-name="ce1"/>
          <table:table-cell office:value-type="percentage" office:value="0" table:style-name="ce7">
            <text:p>0.0000 %</text:p>
          </table:table-cell>
          <table:table-cell office:value-type="percentage" office:value="1.588478260869565E-2" table:formula="of:=(([.AB17]*([.C25]+[.D25]+[.E25]+[.F25]))-([.Z17]*[.F25])-([.Y17]*[.E25])-([.X17]*[.D25]))/[.C25]" table:style-name="ce6">
            <text:p>1.5885 %</text:p>
          </table:table-cell>
          <table:table-cell office:value-type="percentage" office:value="1.6913043478260871E-2" table:formula="of:=(([.AC17]*([.D25]+[.E25]+[.F25]))-([.Z17]*[.F25])-([.Y17]*[.E25]))/[.D25]" table:style-name="ce6">
            <text:p>1.6913 %</text:p>
          </table:table-cell>
          <table:table-cell office:value-type="percentage" office:value="1.8411352657004828E-2" table:formula="of:=(([.AD17]*([.E25]+[.F25]))-([.Z17]*[.F25]))/[.E25]" table:style-name="ce6">
            <text:p>1.8411 %</text:p>
          </table:table-cell>
          <table:table-cell office:value-type="percentage" office:value="1.9199999999999998E-2" table:formula="of:=[.AE17]" table:style-name="ce8">
            <text:p>1.9200 %</text:p>
          </table:table-cell>
          <table:table-cell office:value-type="string" table:style-name="ce9">
            <text:p>M4</text:p>
          </table:table-cell>
          <table:table-cell office:value-type="percentage" office:value="1.6738007246376811E-2" table:formula="of:=(SUMPRODUCT([.L8:.O8];[.J25:.M25])+SUMPRODUCT([.X16:.Z16];[.D24:.F24]))/(SUMPRODUCT([.D24:.F24])+SUMPRODUCT([.J25:.M25]))" table:style-name="ce6">
            <text:p>1.6738 %</text:p>
          </table:table-cell>
          <table:table-cell office:value-type="percentage" office:value="1.7591231884057972E-2" table:formula="of:=(SUMPRODUCT([.M8:.O8];[.K25:.M25])+SUMPRODUCT([.Y16:.Z16];[.E24:.F24]))/(SUMPRODUCT([.E24:.F24])+SUMPRODUCT([.K25:.M25]))" table:style-name="ce6">
            <text:p>1.7591 %</text:p>
          </table:table-cell>
          <table:table-cell office:value-type="percentage" office:value="1.8608514492753622E-2" table:formula="of:=(SUMPRODUCT([.N8:.O8];[.L25:.M25])+SUMPRODUCT([.Z16];[.F24]))/(SUMPRODUCT([.F24])+SUMPRODUCT([.L25:.M25]))" table:style-name="ce6">
            <text:p>1.8609 %</text:p>
          </table:table-cell>
          <table:table-cell office:value-type="percentage" office:value="1.9199999999999998E-2" table:formula="of:=(SUMPRODUCT([.O8];[.M25]))/(SUMPRODUCT([.M25]))" table:style-name="ce6">
            <text:p>1.9200 %</text:p>
          </table:table-cell>
          <table:table-cell office:value-type="percentage" office:value="0" table:style-name="ce7">
            <text:p>0.0000 %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tock install</text:p>
          </table:table-cell>
          <table:table-cell table:number-columns-repeated="6" table:style-name="ce1"/>
          <table:table-cell office:value-type="string" table:style-name="ce1">
            <text:p>stock var installment</text:p>
          </table:table-cell>
          <table:table-cell table:number-columns-repeated="6" table:style-name="ce1"/>
          <table:table-cell office:value-type="string" table:style-name="ce1">
            <text:p>ftp int</text:p>
          </table:table-cell>
          <table:table-cell table:number-columns-repeated="8" table:style-name="ce1"/>
          <table:table-cell office:value-type="percentage" office:value="1.6958333333333336E-2" table:formula="of:=[.AD14]" table:style-name="ce6">
            <text:p>1.6958 %</text:p>
          </table:table-cell>
          <table:table-cell table:number-columns-repeated="16359" table:style-name="ce1"/>
        </table:table-row>
        <table:table-row table:style-name="ro1">
          <table:table-cell table:style-name="ce1"/>
          <table:table-cell office:value-type="string" table:style-name="ce1">
            <text:p>P0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table:number-columns-repeated="2" table:style-name="ce1"/>
          <table:table-cell office:value-type="string" table:style-name="ce1">
            <text:p>P0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table:number-columns-repeated="2" table:style-name="ce1"/>
          <table:table-cell office:value-type="string" table:style-name="ce1">
            <text:p>P0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table:number-columns-repeated="4" table:style-name="ce1"/>
          <table:table-cell office:value-type="float" office:value="240" table:formula="of:=[.E22]+[.F22]" table:style-name="ce1">
            <text:p>240</text:p>
          </table:table-cell>
          <table:table-cell table:number-columns-repeated="4" table:style-name="ce1"/>
          <table:table-cell office:value-type="string" table:style-name="ce1">
            <text:p>j</text:p>
          </table:table-cell>
          <table:table-cell office:value-type="string" table:style-name="ce1">
            <text:p>j</text:p>
          </table:table-cell>
          <table:table-cell office:value-type="string" table:style-name="ce1">
            <text:p>given row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0</text:p>
          </table:table-cell>
          <table:table-cell table:style-name="ce1"/>
          <table:table-cell office:value-type="float" office:value="500" table:formula="of:=[.B13]-[.C13]" table:style-name="ce1">
            <text:p>500</text:p>
          </table:table-cell>
          <table:table-cell office:value-type="float" office:value="300" table:formula="of:=[.C13]-[.D13]" table:style-name="ce1">
            <text:p>300</text:p>
          </table:table-cell>
          <table:table-cell office:value-type="float" office:value="150" table:formula="of:=[.D13]-[.E13]" table:style-name="ce1">
            <text:p>150</text:p>
          </table:table-cell>
          <table:table-cell office:value-type="float" office:value="50" table:formula="of:=[.E13]-[.F13]" table:style-name="ce1">
            <text:p>50</text:p>
          </table:table-cell>
          <table:table-cell table:style-name="ce1"/>
          <table:table-cell office:value-type="string" table:style-name="ce1">
            <text:p>M0</text:p>
          </table:table-cell>
          <table:table-cell table:style-name="ce1"/>
          <table:table-cell office:value-type="float" office:value="500" table:formula="of:=[.I13]-[.J13]" table:style-name="ce1">
            <text:p>500</text:p>
          </table:table-cell>
          <table:table-cell office:value-type="float" office:value="300" table:formula="of:=[.J13]-[.K13]" table:style-name="ce1">
            <text:p>300</text:p>
          </table:table-cell>
          <table:table-cell office:value-type="float" office:value="150" table:formula="of:=[.K13]-[.L13]" table:style-name="ce1">
            <text:p>150</text:p>
          </table:table-cell>
          <table:table-cell office:value-type="float" office:value="50" table:formula="of:=[.L13]-[.M13]" table:style-name="ce1">
            <text:p>50</text:p>
          </table:table-cell>
          <table:table-cell table:style-name="ce1"/>
          <table:table-cell office:value-type="string" table:style-name="ce1">
            <text:p>M0</text:p>
          </table:table-cell>
          <table:table-cell office:value-type="float" office:value="1.1624999999999999" table:formula="of:=SUMPRODUCT([.L4:.O4];[.J21:.M21])/12" table:style-name="ce13">
            <text:p>1.16</text:p>
          </table:table-cell>
          <table:table-cell office:value-type="float" office:value="0.62083333333333324" table:formula="of:=SUMPRODUCT([.M4:.P4];[.K21:.N21])/12" table:style-name="ce13">
            <text:p>0.62</text:p>
          </table:table-cell>
          <table:table-cell office:value-type="float" office:value="0.27083333333333331" table:formula="of:=SUMPRODUCT([.N4:.Q4];[.L21:.O21])/12" table:style-name="ce13">
            <text:p>0.27</text:p>
          </table:table-cell>
          <table:table-cell office:value-type="float" office:value="7.0833333333333345E-2" table:formula="of:=SUMPRODUCT([.O4:.R4];[.M21:.P21])/12" table:style-name="ce13">
            <text:p>0.07</text:p>
          </table:table-cell>
          <table:table-cell table:number-columns-repeated="5" table:style-name="ce1"/>
          <table:table-cell office:value-type="float" office:value="-1.0620000000000001" table:formula="of:=-([.Z14]*[.F22])" table:style-name="ce1">
            <text:p>-1.062</text:p>
          </table:table-cell>
          <table:table-cell table:number-columns-repeated="4" table:style-name="ce1"/>
          <table:table-cell office:value-type="string" table:style-name="ce1">
            <text:p>ftp</text:p>
          </table:table-cell>
          <table:table-cell office:value-type="string" table:style-name="ce1">
            <text:p>mrate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M1</text:p>
          </table:table-cell>
          <table:table-cell table:style-name="ce1"/>
          <table:table-cell office:value-type="float" office:value="600" table:formula="of:=[.B14]-[.C14]" table:style-name="ce1">
            <text:p>600</text:p>
          </table:table-cell>
          <table:table-cell office:value-type="float" office:value="360" table:formula="of:=[.C14]-[.D14]" table:style-name="ce1">
            <text:p>360</text:p>
          </table:table-cell>
          <table:table-cell office:value-type="float" office:value="180" table:formula="of:=[.D14]-[.E14]" table:style-name="ce1">
            <text:p>180</text:p>
          </table:table-cell>
          <table:table-cell office:value-type="float" office:value="60" table:formula="of:=[.E14]-[.F14]" table:style-name="ce1">
            <text:p>60</text:p>
          </table:table-cell>
          <table:table-cell table:style-name="ce1"/>
          <table:table-cell office:value-type="string" table:style-name="ce1">
            <text:p>M1</text:p>
          </table:table-cell>
          <table:table-cell table:style-name="ce1"/>
          <table:table-cell office:value-type="float" office:value="300" table:formula="of:=[.I14]-[.J14]" table:style-name="ce1">
            <text:p>300</text:p>
          </table:table-cell>
          <table:table-cell office:value-type="float" office:value="210" table:formula="of:=[.J14]-[.K14]" table:style-name="ce1">
            <text:p>210</text:p>
          </table:table-cell>
          <table:table-cell office:value-type="float" office:value="130" table:formula="of:=[.K14]-[.L14]" table:style-name="ce1">
            <text:p>130</text:p>
          </table:table-cell>
          <table:table-cell office:value-type="float" office:value="60" table:formula="of:=[.L14]-[.M14]" table:style-name="ce1">
            <text:p>60</text:p>
          </table:table-cell>
          <table:table-cell table:style-name="ce1"/>
          <table:table-cell office:value-type="string" table:style-name="ce1">
            <text:p>M1</text:p>
          </table:table-cell>
          <table:table-cell office:value-type="float" office:value="1.4846666666666666" table:formula="of:=(SUMPRODUCT([.L5:.O5];[.J22:.M22])+SUMPRODUCT([.M4:.O4];[.K21:.M21]))/12" table:style-name="ce13">
            <text:p>1.48</text:p>
          </table:table-cell>
          <table:table-cell office:value-type="float" office:value="0.79466666666666674" table:formula="of:=(SUMPRODUCT([.M5:.P5];[.K22:.N22])+SUMPRODUCT([.N4:.P4];[.L21:.N21]))/12" table:style-name="ce13">
            <text:p>0.79</text:p>
          </table:table-cell>
          <table:table-cell office:value-type="float" office:value="0.33916666666666667" table:formula="of:=(SUMPRODUCT([.N5:.Q5];[.L22:.O22])+SUMPRODUCT([.O4:.Q4];[.M21:.O21]))/12" table:style-name="ce13">
            <text:p>0.34</text:p>
          </table:table-cell>
          <table:table-cell office:value-type="float" office:value="8.8500000000000009E-2" table:formula="of:=(SUMPRODUCT([.O5:.R5];[.M22:.P22])+SUMPRODUCT([.P4:.R4];[.N21:.P21]))/12" table:style-name="ce13">
            <text:p>0.09</text:p>
          </table:table-cell>
          <table:table-cell table:number-columns-repeated="5" table:style-name="ce1"/>
          <table:table-cell office:value-type="float" office:value="180" table:formula="of:=[.E22]" table:style-name="ce1">
            <text:p>180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M2</text:p>
          </table:table-cell>
          <table:table-cell table:style-name="ce1"/>
          <table:table-cell office:value-type="float" office:value="675" table:formula="of:=[.B15]-[.C15]" table:style-name="ce1">
            <text:p>675</text:p>
          </table:table-cell>
          <table:table-cell office:value-type="float" office:value="405" table:formula="of:=[.C15]-[.D15]" table:style-name="ce1">
            <text:p>405</text:p>
          </table:table-cell>
          <table:table-cell office:value-type="float" office:value="202.5" table:formula="of:=[.D15]-[.E15]" table:style-name="ce1">
            <text:p>202.5</text:p>
          </table:table-cell>
          <table:table-cell office:value-type="float" office:value="67.5" table:formula="of:=[.E15]-[.F15]" table:style-name="ce1">
            <text:p>67.5</text:p>
          </table:table-cell>
          <table:table-cell table:style-name="ce1"/>
          <table:table-cell office:value-type="string" table:style-name="ce1">
            <text:p>M2</text:p>
          </table:table-cell>
          <table:table-cell table:style-name="ce1"/>
          <table:table-cell office:value-type="float" office:value="315" table:formula="of:=[.I15]-[.J15]" table:style-name="ce1">
            <text:p>315</text:p>
          </table:table-cell>
          <table:table-cell office:value-type="float" office:value="225" table:formula="of:=[.J15]-[.K15]" table:style-name="ce1">
            <text:p>225</text:p>
          </table:table-cell>
          <table:table-cell office:value-type="float" office:value="142.5" table:formula="of:=[.K15]-[.L15]" table:style-name="ce1">
            <text:p>142.5</text:p>
          </table:table-cell>
          <table:table-cell office:value-type="float" office:value="67.5" table:formula="of:=[.L15]-[.M15]" table:style-name="ce1">
            <text:p>67.5</text:p>
          </table:table-cell>
          <table:table-cell table:style-name="ce1"/>
          <table:table-cell office:value-type="string" table:style-name="ce1">
            <text:p>M2</text:p>
          </table:table-cell>
          <table:table-cell office:value-type="float" office:value="1.7658541666666669" table:formula="of:=(SUMPRODUCT([.L6:.O6];[.J23:.M23])+SUMPRODUCT([.M5:.O5];[.K22:.M22])+SUMPRODUCT([.N4:.O4];[.L21:.M21]))/12" table:style-name="ce13">
            <text:p>1.77</text:p>
          </table:table-cell>
          <table:table-cell office:value-type="float" office:value="0.93497916666666658" table:formula="of:=(SUMPRODUCT([.M6:.P6];[.K23:.N23])+SUMPRODUCT([.N5:.P5];[.L22:.N22])+SUMPRODUCT([.O4:.P4];[.M21:.N21]))/12" table:style-name="ce13">
            <text:p>0.93</text:p>
          </table:table-cell>
          <table:table-cell office:value-type="float" office:value="0.39743749999999994" table:formula="of:=(SUMPRODUCT([.N6:.Q6];[.L23:.O23])+SUMPRODUCT([.O5:.Q5];[.M22:.O22])+SUMPRODUCT([.P4:.Q4];[.N21:.O21]))/12" table:style-name="ce13">
            <text:p>0.40</text:p>
          </table:table-cell>
          <table:table-cell office:value-type="float" office:value="0.10349999999999999" table:formula="of:=(SUMPRODUCT([.O6:.R6];[.M23:.P23])+SUMPRODUCT([.P5:.R5];[.N22:.P22])+SUMPRODUCT([.Q4:.R4];[.O21:.P21]))/12" table:style-name="ce13">
            <text:p>0.10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M3</text:p>
          </table:table-cell>
          <table:table-cell table:style-name="ce1"/>
          <table:table-cell office:value-type="float" office:value="625" table:formula="of:=[.B16]-[.C16]" table:style-name="ce1">
            <text:p>625</text:p>
          </table:table-cell>
          <table:table-cell office:value-type="float" office:value="375" table:formula="of:=[.C16]-[.D16]" table:style-name="ce1">
            <text:p>375</text:p>
          </table:table-cell>
          <table:table-cell office:value-type="float" office:value="187.5" table:formula="of:=[.D16]-[.E16]" table:style-name="ce1">
            <text:p>187.5</text:p>
          </table:table-cell>
          <table:table-cell office:value-type="float" office:value="62.5" table:formula="of:=[.E16]-[.F16]" table:style-name="ce1">
            <text:p>62.5</text:p>
          </table:table-cell>
          <table:table-cell table:style-name="ce1"/>
          <table:table-cell office:value-type="string" table:style-name="ce1">
            <text:p>M3</text:p>
          </table:table-cell>
          <table:table-cell table:style-name="ce1"/>
          <table:table-cell office:value-type="float" office:value="220" table:formula="of:=[.I16]-[.J16]" table:style-name="ce1">
            <text:p>220</text:p>
          </table:table-cell>
          <table:table-cell office:value-type="float" office:value="172.5" table:formula="of:=[.J16]-[.K16]" table:style-name="ce1">
            <text:p>172.5</text:p>
          </table:table-cell>
          <table:table-cell office:value-type="float" office:value="120" table:formula="of:=[.K16]-[.L16]" table:style-name="ce1">
            <text:p>120</text:p>
          </table:table-cell>
          <table:table-cell office:value-type="float" office:value="62.5" table:formula="of:=[.L16]-[.M16]" table:style-name="ce1">
            <text:p>62.5</text:p>
          </table:table-cell>
          <table:table-cell table:style-name="ce1"/>
          <table:table-cell office:value-type="string" table:style-name="ce1">
            <text:p>M3</text:p>
          </table:table-cell>
          <table:table-cell office:value-type="float" office:value="1.7066041666666667" table:formula="of:=(SUMPRODUCT([.L7:.O7];[.J24:.M24])+SUMPRODUCT([.M6:.O6];[.K23:.M23])+SUMPRODUCT([.N5:.O5];[.L22:.M22])+SUMPRODUCT([.M21];[.O4]))/12" table:style-name="ce13">
            <text:p>1.71</text:p>
          </table:table-cell>
          <table:table-cell office:value-type="error" office:string-value="#VALUE!" table:formula="of:=(SUMPRODUCT([.M7:.P7];[.K24:.N24])+SUMPRODUCT([.N6:.P6];[.L23:.N23])+SUMPRODUCT([.O5:.P5];[.M22:.N22])+SUMPRODUCT([.N21];[.P4]))/12" table:style-name="ce13">
            <text:p>#VALUE!</text:p>
          </table:table-cell>
          <table:table-cell office:value-type="error" office:string-value="#VALUE!" table:formula="of:=(SUMPRODUCT([.N7:.Q7];[.L24:.O24])+SUMPRODUCT([.O6:.Q6];[.M23:.O23])+SUMPRODUCT([.P5:.Q5];[.N22:.O22])+SUMPRODUCT([.O21];[.Q4]))/12" table:style-name="ce13">
            <text:p>#VALUE!</text:p>
          </table:table-cell>
          <table:table-cell office:value-type="error" office:string-value="#VALUE!" table:formula="of:=(SUMPRODUCT([.O7:.R7];[.M24:.P24])+SUMPRODUCT([.P6:.R6];[.N23:.P23])+SUMPRODUCT([.Q5:.R5];[.O22:.P22])+SUMPRODUCT([.P21];[.R4]))/12" table:style-name="ce13">
            <text:p>#VALUE!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M4</text:p>
          </table:table-cell>
          <table:table-cell table:style-name="ce1"/>
          <table:table-cell office:value-type="float" office:value="690" table:formula="of:=[.B17]-[.C17]" table:style-name="ce1">
            <text:p>690</text:p>
          </table:table-cell>
          <table:table-cell office:value-type="float" office:value="414" table:formula="of:=[.C17]-[.D17]" table:style-name="ce1">
            <text:p>414</text:p>
          </table:table-cell>
          <table:table-cell office:value-type="float" office:value="207" table:formula="of:=[.D17]-[.E17]" table:style-name="ce1">
            <text:p>207</text:p>
          </table:table-cell>
          <table:table-cell office:value-type="float" office:value="69" table:formula="of:=[.E17]-[.F17]" table:style-name="ce1">
            <text:p>69</text:p>
          </table:table-cell>
          <table:table-cell table:style-name="ce1"/>
          <table:table-cell office:value-type="string" table:style-name="ce1">
            <text:p>M4</text:p>
          </table:table-cell>
          <table:table-cell table:style-name="ce1"/>
          <table:table-cell office:value-type="float" office:value="315" table:formula="of:=[.I17]-[.J17]" table:style-name="ce1">
            <text:p>315</text:p>
          </table:table-cell>
          <table:table-cell office:value-type="float" office:value="226.5" table:formula="of:=[.J17]-[.K17]" table:style-name="ce1">
            <text:p>226.5</text:p>
          </table:table-cell>
          <table:table-cell office:value-type="float" office:value="144.5" table:formula="of:=[.K17]-[.L17]" table:style-name="ce1">
            <text:p>144.5</text:p>
          </table:table-cell>
          <table:table-cell office:value-type="float" office:value="69" table:formula="of:=[.L17]-[.M17]" table:style-name="ce1">
            <text:p>69</text:p>
          </table:table-cell>
          <table:table-cell table:style-name="ce1"/>
          <table:table-cell office:value-type="string" table:style-name="ce1">
            <text:p>M4</text:p>
          </table:table-cell>
          <table:table-cell office:value-type="float" office:value="1.9248708333333333" table:formula="of:=(SUMPRODUCT([.L8:.O8];[.J25:.M25])+SUMPRODUCT([.M7:.O7];[.K24:.M24])+SUMPRODUCT([.N6:.O6];[.L23:.M23])+SUMPRODUCT([.M22];[.O5]))/12" table:style-name="ce13">
            <text:p>1.92</text:p>
          </table:table-cell>
          <table:table-cell office:value-type="error" office:string-value="#VALUE!" table:formula="of:=(SUMPRODUCT([.M8:.P8];[.K25:.N25])+SUMPRODUCT([.N7:.P7];[.L24:.N24])+SUMPRODUCT([.O6:.P6];[.M23:.N23])+SUMPRODUCT([.N22];[.P5]))/12" table:style-name="ce13">
            <text:p>#VALUE!</text:p>
          </table:table-cell>
          <table:table-cell office:value-type="error" office:string-value="#VALUE!" table:formula="of:=(SUMPRODUCT([.N8:.Q8];[.L25:.O25])+SUMPRODUCT([.O7:.Q7];[.M24:.O24])+SUMPRODUCT([.P6:.Q6];[.N23:.O23])+SUMPRODUCT([.O22];[.Q5]))/12" table:style-name="ce13">
            <text:p>#VALUE!</text:p>
          </table:table-cell>
          <table:table-cell office:value-type="error" office:string-value="#VALUE!" table:formula="of:=(SUMPRODUCT([.O8:.R8];[.M25:.P25])+SUMPRODUCT([.P7:.R7];[.N24:.P24])+SUMPRODUCT([.Q6:.R6];[.O23:.P23])+SUMPRODUCT([.P22];[.R5]))/12" table:style-name="ce13">
            <text:p>#VALUE!</text:p>
          </table:table-cell>
          <table:table-cell table:number-columns-repeated="10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P0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table:style-name="ce1"/>
          <table:table-cell office:value-type="string" table:style-name="ce1">
            <text:p>market</text:p>
          </table:table-cell>
          <table:table-cell office:value-type="string" table:style-name="ce1">
            <text:p>P0</text:p>
          </table:table-cell>
          <table:table-cell office:value-type="string" table:style-name="ce5">
            <text:p>P1</text:p>
          </table:table-cell>
          <table:table-cell office:value-type="string" table:style-name="ce5">
            <text:p>P2</text:p>
          </table:table-cell>
          <table:table-cell office:value-type="string" table:style-name="ce5">
            <text:p>P3</text:p>
          </table:table-cell>
          <table:table-cell office:value-type="string" table:style-name="ce5">
            <text:p>P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M2</text:p>
          </table:table-cell>
          <table:table-cell office:value-type="float" office:value="1350" table:formula="of:=[.B15]" table:style-name="ce1">
            <text:p>1350</text:p>
          </table:table-cell>
          <table:table-cell office:value-type="float" office:value="675" table:formula="of:=[.C15]" table:style-name="ce1">
            <text:p>675</text:p>
          </table:table-cell>
          <table:table-cell office:value-type="float" office:value="270" table:formula="of:=[.D15]" table:style-name="ce1">
            <text:p>270</text:p>
          </table:table-cell>
          <table:table-cell office:value-type="float" office:value="67.5" table:formula="of:=[.E15]" table:style-name="ce1">
            <text:p>67.5</text:p>
          </table:table-cell>
          <table:table-cell office:value-type="float" office:value="0" table:formula="of:=[.F15]" table:style-name="ce1">
            <text:p>0</text:p>
          </table:table-cell>
          <table:table-cell table:style-name="ce1"/>
          <table:table-cell office:value-type="string" table:style-name="ce1">
            <text:p>M2</text:p>
          </table:table-cell>
          <table:table-cell table:style-name="ce1"/>
          <table:table-cell office:value-type="percentage" office:value="1.4771111111111098E-2" table:formula="of:=(([.C34]*([.C30]+[.D30]+[.E30]+[.F30]))-([.M28]*[.F30])-([.L28]*[.E30])-([.K28]*[.D30]))/[.C30]" table:style-name="ce14">
            <text:p>1.4771 %</text:p>
          </table:table-cell>
          <table:table-cell office:value-type="percentage" office:value="1.5927160493827232E-2" table:formula="of:=(([.D34]*([.D30]+[.E30]+[.F30]))-([.M28]*[.F30])-([.L28]*[.E30]))/[.D30]" table:style-name="ce14">
            <text:p>1.5927 %</text:p>
          </table:table-cell>
          <table:table-cell office:value-type="percentage" office:value="1.7418518518518535E-2" table:formula="of:=(([.E34]*([.E30]+[.F30]))-([.M28]*[.F30]))/[.E30]" table:style-name="ce14">
            <text:p>1.7419 %</text:p>
          </table:table-cell>
          <table:table-cell office:value-type="percentage" office:value="1.84E-2" table:formula="of:=(([.F34]*([.F30])))/[.F30]" table:style-name="ce14">
            <text:p>1.8400 %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P0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table:number-columns-repeated="3" table:style-name="ce1"/>
          <table:table-cell table:number-columns-repeated="3" table:style-name="ce12"/>
          <table:table-cell table:number-columns-repeated="16372" table:style-name="ce1"/>
        </table:table-row>
        <table:table-row table:style-name="ro1">
          <table:table-cell office:value-type="string" table:style-name="ce1">
            <text:p>M2</text:p>
          </table:table-cell>
          <table:table-cell table:style-name="ce1"/>
          <table:table-cell office:value-type="float" office:value="675" table:formula="of:=[.B28]-[.C28]" table:style-name="ce1">
            <text:p>675</text:p>
          </table:table-cell>
          <table:table-cell office:value-type="float" office:value="405" table:formula="of:=[.C28]-[.D28]" table:style-name="ce1">
            <text:p>405</text:p>
          </table:table-cell>
          <table:table-cell office:value-type="float" office:value="202.5" table:formula="of:=[.D28]-[.E28]" table:style-name="ce1">
            <text:p>202.5</text:p>
          </table:table-cell>
          <table:table-cell office:value-type="float" office:value="67.5" table:formula="of:=[.E28]-[.F28]" table:style-name="ce1">
            <text:p>67.5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P0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table:style-name="ce1"/>
          <table:table-cell office:value-type="string" table:style-name="ce1">
            <text:p>reprise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M2</text:p>
          </table:table-cell>
          <table:table-cell office:value-type="float" office:value="1" table:formula="of:=[.B28]/[.$B$28]" table:style-name="ce1">
            <text:p>1</text:p>
          </table:table-cell>
          <table:table-cell office:value-type="float" office:value="0.5" table:formula="of:=[.C28]/[.$B$28]" table:style-name="ce1">
            <text:p>0.5</text:p>
          </table:table-cell>
          <table:table-cell office:value-type="float" office:value="0.2" table:formula="of:=[.D28]/[.$B$28]" table:style-name="ce1">
            <text:p>0.2</text:p>
          </table:table-cell>
          <table:table-cell office:value-type="float" office:value="0.05" table:formula="of:=[.E28]/[.$B$28]" table:style-name="ce1">
            <text:p>0.05</text:p>
          </table:table-cell>
          <table:table-cell office:value-type="float" office:value="0" table:formula="of:=[.F28]/[.$B$28]" table:style-name="ce1">
            <text:p>0</text:p>
          </table:table-cell>
          <table:table-cell table:style-name="ce1"/>
          <table:table-cell office:value-type="string" table:style-name="ce1">
            <text:p>M3</text:p>
          </table:table-cell>
          <table:table-cell office:value-type="float" office:value="1.47E-2" table:style-name="ce15">
            <text:p>0.01470</text:p>
          </table:table-cell>
          <table:table-cell office:value-type="float" office:value="1.5699999999999999E-2" table:style-name="ce15">
            <text:p>0.01570</text:p>
          </table:table-cell>
          <table:table-cell office:value-type="float" office:value="1.78E-2" table:style-name="ce15">
            <text:p>0.01780</text:p>
          </table:table-cell>
          <table:table-cell office:value-type="float" office:value="1.89E-2" table:style-name="ce15">
            <text:p>0.01890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P0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2</text:p>
          </table:table-cell>
          <table:table-cell table:style-name="ce1"/>
          <table:table-cell office:value-type="percentage" office:value="1.5696481481481499E-2" table:style-name="ce6">
            <text:p>1.5696 %</text:p>
          </table:table-cell>
          <table:table-cell office:value-type="percentage" office:value="1.6621851851851902E-2" table:style-name="ce6">
            <text:p>1.6622 %</text:p>
          </table:table-cell>
          <table:table-cell office:value-type="percentage" office:value="1.7663888888888899E-2" table:style-name="ce6">
            <text:p>1.7664 %</text:p>
          </table:table-cell>
          <table:table-cell office:value-type="percentage" office:value="1.84E-2" table:style-name="ce6">
            <text:p>1.8400 %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tock amort</text:p>
          </table:table-cell>
          <table:table-cell table:number-columns-repeated="6" table:style-name="ce1"/>
          <table:table-cell office:value-type="string" table:style-name="ce1">
            <text:p>new prod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P0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table:number-columns-repeated="2" table:style-name="ce1"/>
          <table:table-cell office:value-type="string" table:style-name="ce1">
            <text:p>P0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M0</text:p>
          </table:table-cell>
          <table:table-cell office:value-type="float" office:value="1000" table:formula="of:=[.$B4]*[.E4]" table:style-name="ce16">
            <text:p>1,000.0</text:p>
          </table:table-cell>
          <table:table-cell office:value-type="float" office:value="500" table:formula="of:=[.$B4]*[.F4]" table:style-name="ce16">
            <text:p>500.0</text:p>
          </table:table-cell>
          <table:table-cell office:value-type="float" office:value="200" table:formula="of:=[.$B4]*[.G4]" table:style-name="ce16">
            <text:p>200.0</text:p>
          </table:table-cell>
          <table:table-cell office:value-type="float" office:value="50" table:formula="of:=[.$B4]*[.H4]" table:style-name="ce16">
            <text:p>50.0</text:p>
          </table:table-cell>
          <table:table-cell office:value-type="float" office:value="0" table:formula="of:=[.$B4]*[.I4]" table:style-name="ce16">
            <text:p>0.0</text:p>
          </table:table-cell>
          <table:table-cell table:style-name="ce1"/>
          <table:table-cell office:value-type="string" table:style-name="ce1">
            <text:p>M0</text:p>
          </table:table-cell>
          <table:table-cell office:value-type="float" office:value="1000" table:formula="of:=[.$B$4]*[.E4]" table:style-name="ce17">
            <text:p>1000</text:p>
          </table:table-cell>
          <table:table-cell office:value-type="float" office:value="500" table:formula="of:=[.$I39]*[.F4]" table:style-name="ce17">
            <text:p>500</text:p>
          </table:table-cell>
          <table:table-cell office:value-type="float" office:value="200" table:formula="of:=[.$I39]*[.G4]" table:style-name="ce17">
            <text:p>200</text:p>
          </table:table-cell>
          <table:table-cell office:value-type="float" office:value="50" table:formula="of:=[.$I39]*[.H4]" table:style-name="ce17">
            <text:p>50</text:p>
          </table:table-cell>
          <table:table-cell office:value-type="float" office:value="0" table:formula="of:=[.$I39]*[.I4]" table:style-name="ce17">
            <text:p>0</text:p>
          </table:table-cell>
          <table:table-cell table:number-columns-repeated="2" table:style-name="ce1"/>
          <table:table-cell office:value-type="percentage" office:value="1.3949999999999999E-2" table:formula="of:=SUMPRODUCT([.L4:.O4];[.J47:.M47])/SUMPRODUCT([.J47:.M47])" table:style-name="ce6">
            <text:p>1.3950 %</text:p>
          </table:table-cell>
          <table:table-cell office:value-type="percentage" office:value="1.4899999999999998E-2" table:formula="of:=SUMPRODUCT([.M4:.P4];[.K47:.N47])/SUMPRODUCT([.K47:.N47])" table:style-name="ce6">
            <text:p>1.4900 %</text:p>
          </table:table-cell>
          <table:table-cell office:value-type="percentage" office:value="1.6250000000000001E-2" table:formula="of:=SUMPRODUCT([.N4:.Q4];[.L47:.O47])/SUMPRODUCT([.L47:.O47])" table:style-name="ce6">
            <text:p>1.6250 %</text:p>
          </table:table-cell>
          <table:table-cell office:value-type="percentage" office:value="1.7000000000000001E-2" table:formula="of:=SUMPRODUCT([.O4:.R4];[.M47:.P47])/SUMPRODUCT([.M47:.P47])" table:style-name="ce6">
            <text:p>1.7000 %</text:p>
          </table:table-cell>
          <table:table-cell table:style-name="ce1"/>
          <table:table-cell table:number-columns-repeated="4" table:style-name="ce6"/>
          <table:table-cell table:number-columns-repeated="16360"/>
        </table:table-row>
        <table:table-row table:style-name="ro1">
          <table:table-cell office:value-type="string" table:style-name="ce1">
            <text:p>M1</text:p>
          </table:table-cell>
          <table:table-cell office:value-type="float" office:value="1200" table:formula="of:=[.I40]+[.J39]" table:style-name="ce18">
            <text:p>1,200.0</text:p>
          </table:table-cell>
          <table:table-cell office:value-type="float" office:value="550" table:formula="of:=[.J40]+[.K39]" table:style-name="ce18">
            <text:p>550.0</text:p>
          </table:table-cell>
          <table:table-cell office:value-type="float" office:value="190" table:formula="of:=[.K40]+[.L39]" table:style-name="ce18">
            <text:p>190.0</text:p>
          </table:table-cell>
          <table:table-cell office:value-type="float" office:value="35" table:formula="of:=[.L40]+[.M39]" table:style-name="ce18">
            <text:p>35.0</text:p>
          </table:table-cell>
          <table:table-cell office:value-type="float" office:value="0" table:formula="of:=[.M40]+[.N39]" table:style-name="ce18">
            <text:p>0.0</text:p>
          </table:table-cell>
          <table:table-cell table:style-name="ce1"/>
          <table:table-cell office:value-type="string" table:style-name="ce1">
            <text:p>M1</text:p>
          </table:table-cell>
          <table:table-cell office:value-type="float" office:value="700" table:formula="of:=MAX([.B5]-[.J39];0)" table:style-name="ce19">
            <text:p>700</text:p>
          </table:table-cell>
          <table:table-cell office:value-type="float" office:value="350" table:formula="of:=[.$I40]*[.F5]" table:style-name="ce17">
            <text:p>350</text:p>
          </table:table-cell>
          <table:table-cell office:value-type="float" office:value="140" table:formula="of:=[.$I40]*[.G5]" table:style-name="ce17">
            <text:p>140</text:p>
          </table:table-cell>
          <table:table-cell office:value-type="float" office:value="35" table:formula="of:=[.$I40]*[.H5]" table:style-name="ce17">
            <text:p>35</text:p>
          </table:table-cell>
          <table:table-cell office:value-type="float" office:value="0" table:formula="of:=[.$I40]*[.I5]" table:style-name="ce17">
            <text:p>0</text:p>
          </table:table-cell>
          <table:table-cell table:number-columns-repeated="2" table:style-name="ce1"/>
          <table:table-cell office:value-type="percentage" office:value="1.469875E-2" table:formula="of:=(SUMPRODUCT([.L5:.O5];[.J48:.M48])+SUMPRODUCT([.M4:.O4];[.K47:.M47]))/(SUMPRODUCT([.K47:.M47])+SUMPRODUCT([.J48:.M48]))" table:style-name="ce6">
            <text:p>1.4699 %</text:p>
          </table:table-cell>
          <table:table-cell office:value-type="percentage" office:value="1.5779090909090909E-2" table:formula="of:=(SUMPRODUCT([.M5:.P5];[.K48:.N48])+SUMPRODUCT([.N4:.P4];[.L47:.N47]))/(SUMPRODUCT([.L47:.N47])+SUMPRODUCT([.K48:.N48]))" table:style-name="ce6">
            <text:p>1.5779 %</text:p>
          </table:table-cell>
          <table:table-cell office:value-type="percentage" office:value="1.6907894736842108E-2" table:formula="of:=(SUMPRODUCT([.N5:.Q5];[.L48:.O48])+SUMPRODUCT([.O4:.Q4];[.M47:.O47]))/(SUMPRODUCT([.M47:.O47])+SUMPRODUCT([.L48:.O48]))" table:style-name="ce6">
            <text:p>1.6908 %</text:p>
          </table:table-cell>
          <table:table-cell office:value-type="percentage" office:value="1.77E-2" table:formula="of:=(SUMPRODUCT([.O5:.R5];[.M48:.P48])+SUMPRODUCT([.P4:.R4];[.N47:.P47]))/(SUMPRODUCT([.N47:.P47])+SUMPRODUCT([.M48:.P48]))" table:style-name="ce6">
            <text:p>1.7700 %</text:p>
          </table:table-cell>
          <table:table-cell table:style-name="ce1"/>
          <table:table-cell table:number-columns-repeated="4" table:style-name="ce6"/>
          <table:table-cell table:number-columns-repeated="16360"/>
        </table:table-row>
        <table:table-row table:style-name="ro1">
          <table:table-cell office:value-type="string" table:style-name="ce1">
            <text:p>M2</text:p>
          </table:table-cell>
          <table:table-cell office:value-type="float" office:value="1350" table:formula="of:=[.I41]+[.J40]+[.K39]" table:style-name="ce18">
            <text:p>1,350.0</text:p>
          </table:table-cell>
          <table:table-cell office:value-type="float" office:value="590" table:formula="of:=[.J41]+[.K40]+[.L39]" table:style-name="ce18">
            <text:p>590.0</text:p>
          </table:table-cell>
          <table:table-cell office:value-type="float" office:value="195" table:formula="of:=[.K41]+[.L40]+[.M39]" table:style-name="ce18">
            <text:p>195.0</text:p>
          </table:table-cell>
          <table:table-cell office:value-type="float" office:value="40" table:formula="of:=[.L41]+[.M40]" table:style-name="ce18">
            <text:p>40.0</text:p>
          </table:table-cell>
          <table:table-cell office:value-type="float" office:value="0" table:formula="of:=[.M41]+[.N40]+[.O39]" table:style-name="ce18">
            <text:p>0.0</text:p>
          </table:table-cell>
          <table:table-cell table:style-name="ce1"/>
          <table:table-cell office:value-type="string" table:style-name="ce1">
            <text:p>M2</text:p>
          </table:table-cell>
          <table:table-cell office:value-type="float" office:value="800" table:formula="of:=MAX([.B6]-[.J40]-[.K39];0)" table:style-name="ce19">
            <text:p>800</text:p>
          </table:table-cell>
          <table:table-cell office:value-type="float" office:value="400" table:formula="of:=[.$I41]*[.F6]" table:style-name="ce17">
            <text:p>400</text:p>
          </table:table-cell>
          <table:table-cell office:value-type="float" office:value="160" table:formula="of:=[.$I41]*[.G6]" table:style-name="ce17">
            <text:p>160</text:p>
          </table:table-cell>
          <table:table-cell office:value-type="float" office:value="40" table:formula="of:=[.$I41]*[.H6]" table:style-name="ce17">
            <text:p>40</text:p>
          </table:table-cell>
          <table:table-cell office:value-type="float" office:value="0" table:formula="of:=[.$I41]*[.I6]" table:style-name="ce17">
            <text:p>0</text:p>
          </table:table-cell>
          <table:table-cell table:number-columns-repeated="2" table:style-name="ce1"/>
          <table:table-cell office:value-type="percentage" office:value="1.5468518518518519E-2" table:formula="of:=(SUMPRODUCT([.L6:.O6];[.J49:.M49])+SUMPRODUCT([.M5:.O5];[.K48:.M48])+SUMPRODUCT([.N4:.O4];[.L47:.M47]))/(SUMPRODUCT([.K48:.M48])+SUMPRODUCT([.J49:.M49])+SUMPRODUCT([.L47:.M47]))" table:style-name="ce6">
            <text:p>1.5469 %</text:p>
          </table:table-cell>
          <table:table-cell office:value-type="percentage" office:value="1.6434745762711863E-2" table:formula="of:=(SUMPRODUCT([.M6:.P6];[.K49:.N49])+SUMPRODUCT([.N5:.P5];[.L48:.N48])+SUMPRODUCT([.O4:.P4];[.M47:.N47]))/(SUMPRODUCT([.L48:.N48])+SUMPRODUCT([.K49:.N49])+SUMPRODUCT([.M47:.N47]))" table:style-name="ce6">
            <text:p>1.6435 %</text:p>
          </table:table-cell>
          <table:table-cell office:value-type="percentage" office:value="1.7597435897435898E-2" table:formula="of:=(SUMPRODUCT([.N6:.Q6];[.L49:.O49])+SUMPRODUCT([.O5:.Q5];[.M48:.O48])+SUMPRODUCT([.P30:.Q30];[.N47:.O47]))/(SUMPRODUCT([.M48:.O48])+SUMPRODUCT([.L49:.O49])+SUMPRODUCT([.N47:.O47]))" table:style-name="ce6">
            <text:p>1.7597 %</text:p>
          </table:table-cell>
          <table:table-cell office:value-type="percentage" office:value="1.84E-2" table:formula="of:=(SUMPRODUCT([.O6:.R6];[.M49:.P49])+SUMPRODUCT([.P31:.R31];[.N48:.P48])+SUMPRODUCT([.Q30:.R30];[.O47:.P47]))/(SUMPRODUCT([.N48:.P48])+SUMPRODUCT([.M49:.P49])+SUMPRODUCT([.O47:.P47]))" table:style-name="ce6">
            <text:p>1.8400 %</text:p>
          </table:table-cell>
          <table:table-cell table:style-name="ce1"/>
          <table:table-cell table:number-columns-repeated="4" table:style-name="ce6"/>
          <table:table-cell table:number-columns-repeated="16360"/>
        </table:table-row>
        <table:table-row table:style-name="ro1">
          <table:table-cell office:value-type="string" table:style-name="ce1">
            <text:p>M3</text:p>
          </table:table-cell>
          <table:table-cell office:value-type="float" office:value="1250" table:formula="of:=[.I42]+[.J41]+[.K40]+[.L39]" table:style-name="ce20">
            <text:p>1,250.0</text:p>
          </table:table-cell>
          <table:table-cell office:value-type="float" office:value="525" table:formula="of:=[.J42]+[.K41]+[.L40]+[.M39]" table:style-name="ce20">
            <text:p>525.0</text:p>
          </table:table-cell>
          <table:table-cell office:value-type="float" office:value="172" table:formula="of:=[.K42]+[.L41]+[.M40]" table:style-name="ce20">
            <text:p>172.0</text:p>
          </table:table-cell>
          <table:table-cell office:value-type="float" office:value="33" table:formula="of:=[.L42]+[.M41]" table:style-name="ce20">
            <text:p>33.0</text:p>
          </table:table-cell>
          <table:table-cell office:value-type="float" office:value="0" table:formula="of:=[.M42]+[.N41]" table:style-name="ce20">
            <text:p>0.0</text:p>
          </table:table-cell>
          <table:table-cell table:style-name="ce1"/>
          <table:table-cell office:value-type="string" table:style-name="ce1">
            <text:p>M3</text:p>
          </table:table-cell>
          <table:table-cell office:value-type="float" office:value="660" table:formula="of:=MAX([.B7]-[.J41]-[.K40]-[.L39];0)" table:style-name="ce19">
            <text:p>660</text:p>
          </table:table-cell>
          <table:table-cell office:value-type="float" office:value="330" table:formula="of:=[.$I42]*[.F7]" table:style-name="ce17">
            <text:p>330</text:p>
          </table:table-cell>
          <table:table-cell office:value-type="float" office:value="132" table:formula="of:=[.$I42]*[.G7]" table:style-name="ce17">
            <text:p>132</text:p>
          </table:table-cell>
          <table:table-cell office:value-type="float" office:value="33" table:formula="of:=[.$I42]*[.H7]" table:style-name="ce17">
            <text:p>33</text:p>
          </table:table-cell>
          <table:table-cell office:value-type="float" office:value="0" table:formula="of:=[.$I42]*[.I7]" table:style-name="ce17">
            <text:p>0</text:p>
          </table:table-cell>
          <table:table-cell table:style-name="ce1"/>
          <table:table-cell office:value-type="string" table:style-name="ce1">
            <text:p>il semble yavoir une sortie de stock exeptionelle, faites attention</text:p>
          </table:table-cell>
          <table:table-cell office:value-type="percentage" office:value="1.6033600000000002E-2" table:formula="of:=(SUMPRODUCT([.L7:.O7];[.J50:.M50])+SUMPRODUCT([.M6:.O6];[.K49:.M49])+SUMPRODUCT([.N5:.O5];[.L48:.M48])+SUMPRODUCT([.M47];[.O4]))/(SUMPRODUCT([.K49:.M49])+SUMPRODUCT([.J50:.M50])+SUMPRODUCT([.L48:.M48])+SUMPRODUCT([.M47]))" table:style-name="ce6">
            <text:p>1.6034 %</text:p>
          </table:table-cell>
          <table:table-cell office:value-type="error" office:string-value="#VALUE!" table:formula="of:=(SUMPRODUCT([.M7:.P7];[.K50:.N50])+SUMPRODUCT([.N6:.P6];[.L49:.N49])+SUMPRODUCT([.O5:.P5];[.M48:.N48])+SUMPRODUCT([.N47];[.P4]))/(SUMPRODUCT([.L49:.N49])+SUMPRODUCT([.K50:.N50])+SUMPRODUCT([.M48:.N48])+SUMPRODUCT([.N47]))" table:style-name="ce6">
            <text:p>#VALUE!</text:p>
          </table:table-cell>
          <table:table-cell office:value-type="error" office:string-value="#VALUE!" table:formula="of:=(SUMPRODUCT([.N7:.Q7];[.L50:.O50])+SUMPRODUCT([.O6:.Q6];[.M49:.O49])+SUMPRODUCT([.P31:.Q31];[.N48:.O48])+SUMPRODUCT([.O47];[.Q30]))/(SUMPRODUCT([.M49:.O49])+SUMPRODUCT([.L50:.O50])+SUMPRODUCT([.N48:.O48])+SUMPRODUCT([.O47]))" table:style-name="ce6">
            <text:p>#VALUE!</text:p>
          </table:table-cell>
          <table:table-cell office:value-type="error" office:string-value="#VALUE!" table:formula="of:=(SUMPRODUCT([.O7:.R7];[.M50:.P50])+SUMPRODUCT([.P32:.R32];[.N49:.P49])+SUMPRODUCT([.Q31:.R31];[.O48:.P48])+SUMPRODUCT([.P47];[.R30]))/(SUMPRODUCT([.N49:.P49])+SUMPRODUCT([.M50:.P50])+SUMPRODUCT([.O48:.P48])+SUMPRODUCT([.P47]))" table:style-name="ce6">
            <text:p>#VALUE!</text:p>
          </table:table-cell>
          <table:table-cell table:style-name="ce1"/>
          <table:table-cell table:number-columns-repeated="4" table:style-name="ce6"/>
          <table:table-cell table:number-columns-repeated="16360"/>
        </table:table-row>
        <table:table-row table:style-name="ro1">
          <table:table-cell office:value-type="string" table:style-name="ce1">
            <text:p>M4</text:p>
          </table:table-cell>
          <table:table-cell office:value-type="float" office:value="1380" table:formula="of:=[.I43]+[.J42]+[.K41]+[.L40]+[.M39]" table:style-name="ce18">
            <text:p>1,380.0</text:p>
          </table:table-cell>
          <table:table-cell office:value-type="float" office:value="599.5" table:formula="of:=[.J43]+[.K42]+[.L41]+[.M40]" table:style-name="ce18">
            <text:p>599.5</text:p>
          </table:table-cell>
          <table:table-cell office:value-type="float" office:value="204" table:formula="of:=[.K43]+[.L42]+[.M41]" table:style-name="ce18">
            <text:p>204.0</text:p>
          </table:table-cell>
          <table:table-cell office:value-type="float" office:value="42.75" table:formula="of:=[.L43]+[.M42]" table:style-name="ce18">
            <text:p>42.8</text:p>
          </table:table-cell>
          <table:table-cell office:value-type="float" office:value="0" table:formula="of:=[.M43]" table:style-name="ce18">
            <text:p>0.0</text:p>
          </table:table-cell>
          <table:table-cell table:style-name="ce1"/>
          <table:table-cell office:value-type="string" table:style-name="ce1">
            <text:p>M4</text:p>
          </table:table-cell>
          <table:table-cell office:value-type="float" office:value="855" table:formula="of:=MAX([.B8]-[.J42]-[.K41]-[.L40]-[.M39];0)" table:style-name="ce19">
            <text:p>855</text:p>
          </table:table-cell>
          <table:table-cell office:value-type="float" office:value="427.5" table:formula="of:=[.$I43]*[.F8]" table:style-name="ce17">
            <text:p>427.5</text:p>
          </table:table-cell>
          <table:table-cell office:value-type="float" office:value="171" table:formula="of:=[.$I43]*[.G8]" table:style-name="ce17">
            <text:p>171</text:p>
          </table:table-cell>
          <table:table-cell office:value-type="float" office:value="42.75" table:formula="of:=[.$I43]*[.H8]" table:style-name="ce17">
            <text:p>42.75</text:p>
          </table:table-cell>
          <table:table-cell office:value-type="float" office:value="0" table:formula="of:=[.$I43]*[.I8]" table:style-name="ce17">
            <text:p>0</text:p>
          </table:table-cell>
          <table:table-cell table:number-columns-repeated="2" table:style-name="ce1"/>
          <table:table-cell office:value-type="percentage" office:value="1.6374963768115945E-2" table:formula="of:=(SUMPRODUCT([.L8:.O8];[.J51:.M51])+SUMPRODUCT([.M7:.O7];[.K50:.M50])+SUMPRODUCT([.N6:.O6];[.L49:.M49])+SUMPRODUCT([.M48];[.O5]))/(SUMPRODUCT([.K50:.M50])+SUMPRODUCT([.J51:.M51])+SUMPRODUCT([.L49:.M49])+SUMPRODUCT([.M48]))" table:style-name="ce6">
            <text:p>1.6375 %</text:p>
          </table:table-cell>
          <table:table-cell office:value-type="error" office:string-value="#VALUE!" table:formula="of:=(SUMPRODUCT([.M8:.P8];[.K51:.N51])+SUMPRODUCT([.N7:.P7];[.L50:.N50])+SUMPRODUCT([.O6:.P6];[.M49:.N49])+SUMPRODUCT([.N48];[.P5]))/(SUMPRODUCT([.L50:.N50])+SUMPRODUCT([.K51:.N51])+SUMPRODUCT([.M49:.N49])+SUMPRODUCT([.N48]))" table:style-name="ce6">
            <text:p>#VALUE!</text:p>
          </table:table-cell>
          <table:table-cell office:value-type="error" office:string-value="#VALUE!" table:formula="of:=(SUMPRODUCT([.N8:.Q8];[.L51:.O51])+SUMPRODUCT([.O7:.Q7];[.M50:.O50])+SUMPRODUCT([.P32:.Q32];[.N49:.O49])+SUMPRODUCT([.O48];[.Q31]))/(SUMPRODUCT([.M50:.O50])+SUMPRODUCT([.L51:.O51])+SUMPRODUCT([.N49:.O49])+SUMPRODUCT([.O48]))" table:style-name="ce6">
            <text:p>#VALUE!</text:p>
          </table:table-cell>
          <table:table-cell office:value-type="error" office:string-value="#VALUE!" table:formula="of:=(SUMPRODUCT([.O8:.R8];[.M51:.P51])+SUMPRODUCT([.P33:.R33];[.N50:.P50])+SUMPRODUCT([.Q32:.R32];[.O49:.P49])+SUMPRODUCT([.P48];[.R31]))/(SUMPRODUCT([.N50:.P50])+SUMPRODUCT([.M51:.P51])+SUMPRODUCT([.O49:.P49])+SUMPRODUCT([.P48]))" table:style-name="ce6">
            <text:p>#VALUE!</text:p>
          </table:table-cell>
          <table:table-cell table:style-name="ce1"/>
          <table:table-cell table:number-columns-repeated="4" table:style-name="ce6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1">
            <text:p>stock install</text:p>
          </table:table-cell>
          <table:table-cell table:number-columns-repeated="4" table:style-name="ce21"/>
          <table:table-cell table:number-columns-repeated="2" table:style-name="ce1"/>
          <table:table-cell office:value-type="string" table:style-name="ce1">
            <text:p>new prod installment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21">
            <text:p>P0</text:p>
          </table:table-cell>
          <table:table-cell office:value-type="string" table:style-name="ce21">
            <text:p>P1</text:p>
          </table:table-cell>
          <table:table-cell office:value-type="string" table:style-name="ce21">
            <text:p>P2</text:p>
          </table:table-cell>
          <table:table-cell office:value-type="string" table:style-name="ce21">
            <text:p>P3</text:p>
          </table:table-cell>
          <table:table-cell office:value-type="string" table:style-name="ce21">
            <text:p>P4</text:p>
          </table:table-cell>
          <table:table-cell table:number-columns-repeated="2" table:style-name="ce1"/>
          <table:table-cell office:value-type="string" table:style-name="ce1">
            <text:p>P0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M0</text:p>
          </table:table-cell>
          <table:table-cell table:style-name="ce21"/>
          <table:table-cell office:value-type="float" office:value="500" table:formula="of:=[.B39]-[.C39]" table:style-name="ce21">
            <text:p>500</text:p>
          </table:table-cell>
          <table:table-cell office:value-type="float" office:value="300" table:formula="of:=[.C39]-[.D39]" table:style-name="ce21">
            <text:p>300</text:p>
          </table:table-cell>
          <table:table-cell office:value-type="float" office:value="150" table:formula="of:=[.D39]-[.E39]" table:style-name="ce21">
            <text:p>150</text:p>
          </table:table-cell>
          <table:table-cell office:value-type="float" office:value="50" table:formula="of:=[.E39]-[.F39]" table:style-name="ce21">
            <text:p>50</text:p>
          </table:table-cell>
          <table:table-cell table:style-name="ce1"/>
          <table:table-cell office:value-type="string" table:style-name="ce1">
            <text:p>M0</text:p>
          </table:table-cell>
          <table:table-cell table:style-name="ce1"/>
          <table:table-cell office:value-type="float" office:value="500" table:formula="of:=[.I39]-[.J39]" table:style-name="ce1">
            <text:p>500</text:p>
          </table:table-cell>
          <table:table-cell office:value-type="float" office:value="300" table:formula="of:=[.J39]-[.K39]" table:style-name="ce1">
            <text:p>300</text:p>
          </table:table-cell>
          <table:table-cell office:value-type="float" office:value="150" table:formula="of:=[.K39]-[.L39]" table:style-name="ce1">
            <text:p>150</text:p>
          </table:table-cell>
          <table:table-cell office:value-type="float" office:value="50" table:formula="of:=[.L39]-[.M39]" table:style-name="ce1">
            <text:p>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M1</text:p>
          </table:table-cell>
          <table:table-cell table:style-name="ce21"/>
          <table:table-cell office:value-type="float" office:value="650" table:formula="of:=[.B40]-[.C40]" table:style-name="ce21">
            <text:p>650</text:p>
          </table:table-cell>
          <table:table-cell office:value-type="float" office:value="360" table:formula="of:=[.C40]-[.D40]" table:style-name="ce21">
            <text:p>360</text:p>
          </table:table-cell>
          <table:table-cell office:value-type="float" office:value="155" table:formula="of:=[.D40]-[.E40]" table:style-name="ce21">
            <text:p>155</text:p>
          </table:table-cell>
          <table:table-cell office:value-type="float" office:value="35" table:formula="of:=[.E40]-[.F40]" table:style-name="ce21">
            <text:p>35</text:p>
          </table:table-cell>
          <table:table-cell table:style-name="ce1"/>
          <table:table-cell office:value-type="string" table:style-name="ce1">
            <text:p>M1</text:p>
          </table:table-cell>
          <table:table-cell table:style-name="ce1"/>
          <table:table-cell office:value-type="float" office:value="350" table:formula="of:=[.I40]-[.J40]" table:style-name="ce1">
            <text:p>350</text:p>
          </table:table-cell>
          <table:table-cell office:value-type="float" office:value="210" table:formula="of:=[.J40]-[.K40]" table:style-name="ce1">
            <text:p>210</text:p>
          </table:table-cell>
          <table:table-cell office:value-type="float" office:value="105" table:formula="of:=[.K40]-[.L40]" table:style-name="ce1">
            <text:p>105</text:p>
          </table:table-cell>
          <table:table-cell office:value-type="float" office:value="35" table:formula="of:=[.L40]-[.M40]" table:style-name="ce1">
            <text:p>3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M2</text:p>
          </table:table-cell>
          <table:table-cell table:style-name="ce21"/>
          <table:table-cell office:value-type="float" office:value="760" table:formula="of:=[.B41]-[.C41]" table:style-name="ce21">
            <text:p>760</text:p>
          </table:table-cell>
          <table:table-cell office:value-type="float" office:value="395" table:formula="of:=[.C41]-[.D41]" table:style-name="ce21">
            <text:p>395</text:p>
          </table:table-cell>
          <table:table-cell office:value-type="float" office:value="155" table:formula="of:=[.D41]-[.E41]" table:style-name="ce21">
            <text:p>155</text:p>
          </table:table-cell>
          <table:table-cell office:value-type="float" office:value="40" table:formula="of:=[.E41]-[.F41]" table:style-name="ce21">
            <text:p>40</text:p>
          </table:table-cell>
          <table:table-cell table:style-name="ce1"/>
          <table:table-cell office:value-type="string" table:style-name="ce1">
            <text:p>M2</text:p>
          </table:table-cell>
          <table:table-cell table:style-name="ce1"/>
          <table:table-cell office:value-type="float" office:value="400" table:formula="of:=[.I41]-[.J41]" table:style-name="ce1">
            <text:p>400</text:p>
          </table:table-cell>
          <table:table-cell office:value-type="float" office:value="240" table:formula="of:=[.J41]-[.K41]" table:style-name="ce1">
            <text:p>240</text:p>
          </table:table-cell>
          <table:table-cell office:value-type="float" office:value="120" table:formula="of:=[.K41]-[.L41]" table:style-name="ce1">
            <text:p>120</text:p>
          </table:table-cell>
          <table:table-cell office:value-type="float" office:value="40" table:formula="of:=[.L41]-[.M41]" table:style-name="ce1">
            <text:p>4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3</text:p>
          </table:table-cell>
          <table:table-cell table:style-name="ce21"/>
          <table:table-cell office:value-type="float" office:value="725" table:formula="of:=[.B42]-[.C42]" table:style-name="ce21">
            <text:p>725</text:p>
          </table:table-cell>
          <table:table-cell office:value-type="float" office:value="353" table:formula="of:=[.C42]-[.D42]" table:style-name="ce21">
            <text:p>353</text:p>
          </table:table-cell>
          <table:table-cell office:value-type="float" office:value="139" table:formula="of:=[.D42]-[.E42]" table:style-name="ce21">
            <text:p>139</text:p>
          </table:table-cell>
          <table:table-cell office:value-type="float" office:value="33" table:formula="of:=[.E42]-[.F42]" table:style-name="ce21">
            <text:p>33</text:p>
          </table:table-cell>
          <table:table-cell table:style-name="ce1"/>
          <table:table-cell office:value-type="string" table:style-name="ce1">
            <text:p>M3</text:p>
          </table:table-cell>
          <table:table-cell table:style-name="ce1"/>
          <table:table-cell office:value-type="float" office:value="330" table:formula="of:=[.I42]-[.J42]" table:style-name="ce1">
            <text:p>330</text:p>
          </table:table-cell>
          <table:table-cell office:value-type="float" office:value="198" table:formula="of:=[.J42]-[.K42]" table:style-name="ce1">
            <text:p>198</text:p>
          </table:table-cell>
          <table:table-cell office:value-type="float" office:value="99" table:formula="of:=[.K42]-[.L42]" table:style-name="ce1">
            <text:p>99</text:p>
          </table:table-cell>
          <table:table-cell office:value-type="float" office:value="33" table:formula="of:=[.L42]-[.M42]" table:style-name="ce1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4</text:p>
          </table:table-cell>
          <table:table-cell table:style-name="ce21"/>
          <table:table-cell office:value-type="float" office:value="780.5" table:formula="of:=[.B43]-[.C43]" table:style-name="ce21">
            <text:p>780.5</text:p>
          </table:table-cell>
          <table:table-cell office:value-type="float" office:value="395.5" table:formula="of:=[.C43]-[.D43]" table:style-name="ce21">
            <text:p>395.5</text:p>
          </table:table-cell>
          <table:table-cell office:value-type="float" office:value="161.25" table:formula="of:=[.D43]-[.E43]" table:style-name="ce21">
            <text:p>161.25</text:p>
          </table:table-cell>
          <table:table-cell office:value-type="float" office:value="42.75" table:formula="of:=[.E43]-[.F43]" table:style-name="ce21">
            <text:p>42.75</text:p>
          </table:table-cell>
          <table:table-cell table:style-name="ce1"/>
          <table:table-cell office:value-type="string" table:style-name="ce1">
            <text:p>M4</text:p>
          </table:table-cell>
          <table:table-cell table:style-name="ce1"/>
          <table:table-cell office:value-type="float" office:value="427.5" table:formula="of:=[.I43]-[.J43]" table:style-name="ce1">
            <text:p>427.5</text:p>
          </table:table-cell>
          <table:table-cell office:value-type="float" office:value="256.5" table:formula="of:=[.J43]-[.K43]" table:style-name="ce1">
            <text:p>256.5</text:p>
          </table:table-cell>
          <table:table-cell office:value-type="float" office:value="128.25" table:formula="of:=[.K43]-[.L43]" table:style-name="ce1">
            <text:p>128.25</text:p>
          </table:table-cell>
          <table:table-cell office:value-type="float" office:value="42.75" table:formula="of:=[.L43]-[.M43]" table:style-name="ce1">
            <text:p>42.75</text:p>
          </table:table-cell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,0</text:p>
          </table:table-cell>
          <table:table-cell office:value-type="string" table:style-name="ce1">
            <text:p>1,1</text:p>
          </table:table-cell>
          <table:table-cell office:value-type="string" table:style-name="ce1">
            <text:p>0,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3,2</text:p>
          </table:table-cell>
          <table:table-cell office:value-type="string" table:style-name="ce1">
            <text:p>2,3</text:p>
          </table:table-cell>
          <table:table-cell office:value-type="string" table:style-name="ce1">
            <text:p>1,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1,3</text:p>
          </table:table-cell>
          <table:table-cell office:value-type="string" table:style-name="ce1">
            <text:p>0,4</text:p>
          </table:table-cell>
          <table:table-cell table:number-columns-repeated="16381" table:style-name="ce1"/>
        </table:table-row>
        <table:table-row table:number-rows-repeated="1048518" table:style-name="ro1">
          <table:table-cell table:number-columns-repeated="16384"/>
        </table:table-row>
      </table:table>
      <table:table table:name="Sheet1" table:style-name="ta2">
        <table:table-column table:style-name="co4" table:number-columns-repeated="16384" table:default-cell-style-name="ce1"/>
        <table:table-row table:style-name="ro1">
          <table:table-cell table:style-name="ce1"/>
          <table:table-cell office:value-type="string" table:style-name="ce1">
            <text:p>stock targe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uts</text:p>
          </table:table-cell>
          <table:table-cell table:style-name="ce1"/>
          <table:table-cell office:value-type="string" table:style-name="ce1">
            <text:p>Profile</text:p>
          </table:table-cell>
          <table:table-cell table:number-columns-repeated="6" table:style-name="ce1"/>
          <table:table-cell office:value-type="string" table:style-name="ce1">
            <text:p>Rate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P0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table:number-columns-repeated="2" table:style-name="ce1"/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0</text:p>
          </table:table-cell>
          <table:table-cell office:value-type="float" office:value="1000" table:style-name="ce1">
            <text:p>1000</text:p>
          </table:table-cell>
          <table:table-cell table:style-name="ce1"/>
          <table:table-cell office:value-type="string" table:style-name="ce1">
            <text:p>M0</text:p>
          </table:table-cell>
          <table:table-cell office:value-type="float" office:value="1" table:style-name="ce2">
            <text:p>1.00</text:p>
          </table:table-cell>
          <table:table-cell office:value-type="float" office:value="0.5" table:style-name="ce2">
            <text:p>0.50</text:p>
          </table:table-cell>
          <table:table-cell office:value-type="float" office:value="0.2" table:style-name="ce2">
            <text:p>0.20</text:p>
          </table:table-cell>
          <table:table-cell office:value-type="float" office:value="0.05" table:style-name="ce2">
            <text:p>0.05</text:p>
          </table:table-cell>
          <table:table-cell office:value-type="float" office:value="0" table:style-name="ce2">
            <text:p>0.00</text:p>
          </table:table-cell>
          <table:table-cell table:style-name="ce1"/>
          <table:table-cell office:value-type="string" table:style-name="ce1">
            <text:p>M0</text:p>
          </table:table-cell>
          <table:table-cell office:value-type="percentage" office:value="1.2999999999999999E-2" table:style-name="ce3">
            <text:p>1.3000 %</text:p>
          </table:table-cell>
          <table:table-cell office:value-type="percentage" office:value="1.4E-2" table:style-name="ce3">
            <text:p>1.4000 %</text:p>
          </table:table-cell>
          <table:table-cell office:value-type="percentage" office:value="1.6E-2" table:style-name="ce3">
            <text:p>1.6000 %</text:p>
          </table:table-cell>
          <table:table-cell office:value-type="percentage" office:value="1.7000000000000001E-2" table:style-name="ce3">
            <text:p>1.7000 %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1</text:p>
          </table:table-cell>
          <table:table-cell office:value-type="float" office:value="1200" table:style-name="ce1">
            <text:p>1200</text:p>
          </table:table-cell>
          <table:table-cell table:style-name="ce1"/>
          <table:table-cell office:value-type="string" table:style-name="ce1">
            <text:p>M1</text:p>
          </table:table-cell>
          <table:table-cell office:value-type="float" office:value="1" table:style-name="ce2">
            <text:p>1.00</text:p>
          </table:table-cell>
          <table:table-cell office:value-type="float" office:value="0.5" table:style-name="ce2">
            <text:p>0.50</text:p>
          </table:table-cell>
          <table:table-cell office:value-type="float" office:value="0.2" table:style-name="ce2">
            <text:p>0.20</text:p>
          </table:table-cell>
          <table:table-cell office:value-type="float" office:value="0.05" table:style-name="ce2">
            <text:p>0.05</text:p>
          </table:table-cell>
          <table:table-cell office:value-type="float" office:value="0" table:style-name="ce2">
            <text:p>0.00</text:p>
          </table:table-cell>
          <table:table-cell table:style-name="ce1"/>
          <table:table-cell office:value-type="string" table:style-name="ce1">
            <text:p>M1</text:p>
          </table:table-cell>
          <table:table-cell office:value-type="percentage" office:value="1.3599999999999999E-2" table:style-name="ce3">
            <text:p>1.3600 %</text:p>
          </table:table-cell>
          <table:table-cell office:value-type="percentage" office:value="1.46E-2" table:style-name="ce3">
            <text:p>1.4600 %</text:p>
          </table:table-cell>
          <table:table-cell office:value-type="percentage" office:value="1.66E-2" table:style-name="ce3">
            <text:p>1.6600 %</text:p>
          </table:table-cell>
          <table:table-cell office:value-type="percentage" office:value="1.77E-2" table:style-name="ce3">
            <text:p>1.7700 %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2</text:p>
          </table:table-cell>
          <table:table-cell office:value-type="float" office:value="1350" table:style-name="ce1">
            <text:p>1350</text:p>
          </table:table-cell>
          <table:table-cell table:style-name="ce1"/>
          <table:table-cell office:value-type="string" table:style-name="ce1">
            <text:p>M2</text:p>
          </table:table-cell>
          <table:table-cell office:value-type="float" office:value="1" table:style-name="ce2">
            <text:p>1.00</text:p>
          </table:table-cell>
          <table:table-cell office:value-type="float" office:value="0.5" table:style-name="ce2">
            <text:p>0.50</text:p>
          </table:table-cell>
          <table:table-cell office:value-type="float" office:value="0.2" table:style-name="ce2">
            <text:p>0.20</text:p>
          </table:table-cell>
          <table:table-cell office:value-type="float" office:value="0.05" table:style-name="ce2">
            <text:p>0.05</text:p>
          </table:table-cell>
          <table:table-cell office:value-type="float" office:value="0" table:style-name="ce2">
            <text:p>0.00</text:p>
          </table:table-cell>
          <table:table-cell table:style-name="ce1"/>
          <table:table-cell office:value-type="string" table:style-name="ce1">
            <text:p>M2</text:p>
          </table:table-cell>
          <table:table-cell office:value-type="percentage" office:value="1.43E-2" table:style-name="ce3">
            <text:p>1.4300 %</text:p>
          </table:table-cell>
          <table:table-cell office:value-type="percentage" office:value="1.5299999999999999E-2" table:style-name="ce3">
            <text:p>1.5300 %</text:p>
          </table:table-cell>
          <table:table-cell office:value-type="percentage" office:value="1.7299999999999999E-2" table:style-name="ce3">
            <text:p>1.7300 %</text:p>
          </table:table-cell>
          <table:table-cell office:value-type="percentage" office:value="1.84E-2" table:style-name="ce3">
            <text:p>1.8400 %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3</text:p>
          </table:table-cell>
          <table:table-cell office:value-type="float" office:value="1250" table:style-name="ce1">
            <text:p>1250</text:p>
          </table:table-cell>
          <table:table-cell table:style-name="ce1"/>
          <table:table-cell office:value-type="string" table:style-name="ce1">
            <text:p>M3</text:p>
          </table:table-cell>
          <table:table-cell office:value-type="float" office:value="1" table:style-name="ce2">
            <text:p>1.00</text:p>
          </table:table-cell>
          <table:table-cell office:value-type="float" office:value="0.5" table:style-name="ce2">
            <text:p>0.50</text:p>
          </table:table-cell>
          <table:table-cell office:value-type="float" office:value="0.2" table:style-name="ce2">
            <text:p>0.20</text:p>
          </table:table-cell>
          <table:table-cell office:value-type="float" office:value="0.05" table:style-name="ce2">
            <text:p>0.05</text:p>
          </table:table-cell>
          <table:table-cell office:value-type="float" office:value="0" table:style-name="ce2">
            <text:p>0.00</text:p>
          </table:table-cell>
          <table:table-cell table:style-name="ce1"/>
          <table:table-cell office:value-type="string" table:style-name="ce1">
            <text:p>M3</text:p>
          </table:table-cell>
          <table:table-cell office:value-type="percentage" office:value="1.47E-2" table:style-name="ce3">
            <text:p>1.4700 %</text:p>
          </table:table-cell>
          <table:table-cell office:value-type="percentage" office:value="1.5699999999999999E-2" table:style-name="ce3">
            <text:p>1.5700 %</text:p>
          </table:table-cell>
          <table:table-cell office:value-type="percentage" office:value="1.78E-2" table:style-name="ce3">
            <text:p>1.7800 %</text:p>
          </table:table-cell>
          <table:table-cell office:value-type="percentage" office:value="1.89E-2" table:style-name="ce3">
            <text:p>1.8900 %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4</text:p>
          </table:table-cell>
          <table:table-cell office:value-type="float" office:value="1380" table:style-name="ce1">
            <text:p>1380</text:p>
          </table:table-cell>
          <table:table-cell table:style-name="ce1"/>
          <table:table-cell office:value-type="string" table:style-name="ce1">
            <text:p>M4</text:p>
          </table:table-cell>
          <table:table-cell office:value-type="float" office:value="1" table:style-name="ce2">
            <text:p>1.00</text:p>
          </table:table-cell>
          <table:table-cell office:value-type="float" office:value="0.5" table:style-name="ce2">
            <text:p>0.50</text:p>
          </table:table-cell>
          <table:table-cell office:value-type="float" office:value="0.2" table:style-name="ce2">
            <text:p>0.20</text:p>
          </table:table-cell>
          <table:table-cell office:value-type="float" office:value="0.05" table:style-name="ce2">
            <text:p>0.05</text:p>
          </table:table-cell>
          <table:table-cell office:value-type="float" office:value="0" table:style-name="ce2">
            <text:p>0.00</text:p>
          </table:table-cell>
          <table:table-cell table:style-name="ce1"/>
          <table:table-cell office:value-type="string" table:style-name="ce1">
            <text:p>M4</text:p>
          </table:table-cell>
          <table:table-cell office:value-type="percentage" office:value="1.4999999999999999E-2" table:style-name="ce3">
            <text:p>1.5000 %</text:p>
          </table:table-cell>
          <table:table-cell office:value-type="percentage" office:value="1.6E-2" table:style-name="ce3">
            <text:p>1.6000 %</text:p>
          </table:table-cell>
          <table:table-cell office:value-type="percentage" office:value="1.8200000000000001E-2" table:style-name="ce3">
            <text:p>1.8200 %</text:p>
          </table:table-cell>
          <table:table-cell office:value-type="percentage" office:value="1.9199999999999998E-2" table:style-name="ce3">
            <text:p>1.9200 %</text:p>
          </table:table-cell>
          <table:table-cell table:number-columns-repeated="16369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36">
      <number:number number:decimal-places="4" number:min-decimal-places="4" number:min-integer-digits="1"/>
      <number:text> %</number:text>
    </number:percentage-style>
    <number:number-style style:name="N37">
      <number:number number:decimal-places="1" number:min-decimal-places="1" number:min-integer-digits="1" number:grouping="true"/>
    </number:number-style>
    <number:number-style style:name="N38">
      <number:number number:decimal-places="3" number:min-decimal-places="3" number:min-integer-digits="1"/>
    </number:number-style>
    <number:number-style style:name="N39">
      <number:number number:decimal-places="5" number:min-decimal-places="5" number:min-integer-digits="1"/>
    </number:number-style>
    <number:percentage-style style:name="N40">
      <number:number number:decimal-places="2" number:min-decimal-places="2" number:min-integer-digits="1"/>
      <number:text> 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03</meta:generator>
    <dc:creator>CT CT</dc:creator>
    <meta:creation-date>2025-04-02T21:59:57Z</meta:creation-date>
    <dc:date>2026-02-09T18:07:33Z</dc:date>
    <meta:editing-cycles>40</meta:editing-cycles>
    <meta:editing-duration>PT333346S</meta:editing-duration>
  </office:meta>
</office:document-meta>
</file>